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6cm" svg:stroke-color="#ebebeb" draw:stroke-linejoin="round" svg:stroke-linecap="butt" draw:fill="none" fo:padding-top="0.008cm" fo:padding-bottom="0.008cm" fo:padding-left="0.008cm" fo:padding-right="0.008cm" loext:decorative="false"/>
    </style:style>
    <style:style style:name="gr2" style:family="graphic" style:parent-style-name="standard">
      <style:graphic-properties draw:stroke="solid" svg:stroke-width="0.034cm" svg:stroke-color="#ebebeb" draw:stroke-linejoin="round" svg:stroke-linecap="butt" draw:fill="none" fo:padding-top="0.017cm" fo:padding-bottom="0.017cm" fo:padding-left="0.017cm" fo:padding-right="0.017cm" loext:decorative="false"/>
    </style:style>
    <style:style style:name="gr3" style:family="graphic" style:parent-style-name="standard">
      <style:graphic-properties draw:stroke="none" draw:fill="solid" draw:fill-color="#1b9e77" draw:opacity="50%" loext:decorative="false"/>
    </style:style>
    <style:style style:name="gr4" style:family="graphic" style:parent-style-name="standard">
      <style:graphic-properties draw:stroke="solid" svg:stroke-width="0.025cm" svg:stroke-color="#1b9e77" svg:stroke-opacity="50%" draw:stroke-linejoin="round" svg:stroke-linecap="round" draw:fill="none" fo:padding-top="0.012cm" fo:padding-bottom="0.012cm" fo:padding-left="0.012cm" fo:padding-right="0.012cm" loext:decorative="false"/>
    </style:style>
    <style:style style:name="gr5" style:family="graphic" style:parent-style-name="standard">
      <style:graphic-properties draw:stroke="none" draw:fill="solid" draw:fill-color="#d95f02" draw:opacity="50%" loext:decorative="false"/>
    </style:style>
    <style:style style:name="gr6" style:family="graphic" style:parent-style-name="standard">
      <style:graphic-properties draw:stroke="solid" svg:stroke-width="0.025cm" svg:stroke-color="#d95f02" svg:stroke-opacity="50%" draw:stroke-linejoin="round" svg:stroke-linecap="round" draw:fill="none" fo:padding-top="0.012cm" fo:padding-bottom="0.012cm" fo:padding-left="0.012cm" fo:padding-right="0.012cm" loext:decorative="false"/>
    </style:style>
    <style:style style:name="gr7" style:family="graphic" style:parent-style-name="standard">
      <style:graphic-properties draw:stroke="none" draw:fill="solid" draw:fill-color="#7570b3" draw:opacity="50%" loext:decorative="false"/>
    </style:style>
    <style:style style:name="gr8" style:family="graphic" style:parent-style-name="standard">
      <style:graphic-properties draw:stroke="solid" svg:stroke-width="0.025cm" svg:stroke-color="#7570b3" svg:stroke-opacity="5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solid" svg:stroke-width="0.037cm" svg:stroke-color="#333333" svg:stroke-opacity="50%" draw:stroke-linejoin="round" svg:stroke-linecap="butt" draw:fill="none" fo:padding-top="0.018cm" fo:padding-bottom="0.018cm" fo:padding-left="0.018cm" fo:padding-right="0.018cm" loext:decorative="false"/>
    </style:style>
    <style:style style:name="gr10" style:family="graphic" style:parent-style-name="standard">
      <style:graphic-properties draw:stroke="solid" svg:stroke-width="0.037cm" svg:stroke-color="#333333" svg:stroke-opacity="50%" draw:stroke-linejoin="miter" svg:stroke-linecap="butt" draw:fill="solid" draw:fill-color="#ffffff" draw:opacity="50%" fo:padding-top="0.018cm" fo:padding-bottom="0.018cm" fo:padding-left="0.018cm" fo:padding-right="0.018cm" loext:decorative="false"/>
    </style:style>
    <style:style style:name="gr11" style:family="graphic" style:parent-style-name="standard">
      <style:graphic-properties draw:stroke="solid" svg:stroke-width="0.075cm" svg:stroke-color="#333333" svg:stroke-opacity="50%" draw:stroke-linejoin="miter" svg:stroke-linecap="butt" draw:fill="none" fo:padding-top="0.037cm" fo:padding-bottom="0.037cm" fo:padding-left="0.037cm" fo:padding-right="0.037cm" loext:decorative="false"/>
    </style:style>
    <style:style style:name="gr12" style:family="graphic" style:parent-style-name="standard">
      <style:graphic-properties draw:stroke="solid" svg:stroke-width="0.037cm" svg:stroke-color="#333333" svg:stroke-opacity="50%" draw:stroke-linejoin="round" svg:stroke-linecap="butt" draw:fill="solid" draw:fill-color="#ffffff" draw:opacity="20%" fo:padding-top="0.018cm" fo:padding-bottom="0.018cm" fo:padding-left="0.018cm" fo:padding-right="0.018cm" loext:decorative="false"/>
    </style:style>
    <style:style style:name="gr13" style:family="graphic" style:parent-style-name="standard">
      <style:graphic-properties draw:stroke="none" draw:fill="solid" draw:fill-color="#8b0000" loext:decorative="false"/>
    </style:style>
    <style:style style:name="gr14" style:family="graphic" style:parent-style-name="standard">
      <style:graphic-properties draw:stroke="solid" svg:stroke-width="0.025cm" svg:stroke-color="#8b0000" draw:stroke-linejoin="round" svg:stroke-linecap="round" draw:fill="none" fo:padding-top="0.012cm" fo:padding-bottom="0.012cm" fo:padding-left="0.012cm" fo:padding-right="0.012cm" loext:decorative="false"/>
    </style:style>
    <style:style style:name="gr15"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loext:decorative="false"/>
      <style:paragraph-properties style:writing-mode="lr-tb"/>
    </style:style>
    <style:style style:name="gr16" style:family="graphic" style:parent-style-name="standard">
      <style:graphic-properties draw:stroke="solid" svg:stroke-width="0.034cm" svg:stroke-color="#333333" draw:stroke-linejoin="round" svg:stroke-linecap="butt" draw:fill="none" fo:padding-top="0.017cm" fo:padding-bottom="0.017cm" fo:padding-left="0.017cm" fo:padding-right="0.017cm" loext:decorative="false"/>
    </style:style>
    <style:style style:name="gr17"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loext:decorative="false"/>
      <style:paragraph-properties style:writing-mode="lr-tb"/>
    </style:style>
    <style:style style:name="P1" style:family="paragraph">
      <loext:graphic-properties draw:fill="none"/>
    </style:style>
    <style:style style:name="P2" style:family="paragraph">
      <loext:graphic-properties draw:fill="solid" draw:fill-color="#1b9e77" draw:opacity="50%"/>
    </style:style>
    <style:style style:name="P3" style:family="paragraph">
      <loext:graphic-properties draw:fill="solid" draw:fill-color="#d95f02" draw:opacity="50%"/>
    </style:style>
    <style:style style:name="P4" style:family="paragraph">
      <loext:graphic-properties draw:fill="solid" draw:fill-color="#7570b3" draw:opacity="50%"/>
    </style:style>
    <style:style style:name="P5" style:family="paragraph">
      <loext:graphic-properties draw:fill="solid" draw:fill-color="#ffffff" draw:opacity="50%"/>
    </style:style>
    <style:style style:name="P6" style:family="paragraph">
      <loext:graphic-properties draw:fill="solid" draw:fill-color="#ffffff" draw:opacity="20%"/>
    </style:style>
    <style:style style:name="P7" style:family="paragraph">
      <loext:graphic-properties draw:fill="solid" draw:fill-color="#8b0000"/>
    </style:style>
    <style:style style:name="P8" style:family="paragraph">
      <style:paragraph-properties fo:text-align="start" style:writing-mode="lr-tb"/>
    </style:style>
    <style:style style:name="P9" style:family="paragraph">
      <loext:graphic-properties draw:fill="none"/>
      <style:text-properties fo:font-size="28pt" style:font-size-asian="28pt" style:font-size-complex="28pt"/>
    </style:style>
    <style:style style:name="P10" style:family="paragraph">
      <style:paragraph-properties fo:text-align="start" style:writing-mode="lr-tb"/>
      <style:text-properties fo:font-size="18pt"/>
    </style:style>
    <style:style style:name="P11" style:family="paragraph">
      <loext:graphic-properties draw:fill="none"/>
      <style:paragraph-properties fo:text-align="start"/>
      <style:text-properties fo:font-size="18pt" style:font-size-asian="28pt" style:font-size-complex="28pt"/>
    </style:style>
    <style:style style:name="P12" style:family="paragraph">
      <loext:graphic-properties draw:fill="none"/>
      <style:text-properties fo:font-size="30pt" style:font-size-asian="30pt" style:font-size-complex="30pt"/>
    </style:style>
    <style:style style:name="T1" style:family="text">
      <style:text-properties fo:color="#000000" loext:opacity="100%" style:font-name="Helvetica" fo:font-size="28pt" fo:font-weight="normal" style:font-name-asian="Helvetica" style:font-size-asian="28pt" style:font-weight-asian="normal" style:font-name-complex="Helvetica" style:font-size-complex="28pt" style:font-weight-complex="normal"/>
    </style:style>
    <style:style style:name="T2" style:family="text">
      <style:text-properties fo:color="#4d4d4d" loext:opacity="100%" style:font-name="Helvetica" fo:font-size="28pt" fo:font-weight="normal" style:font-name-asian="Helvetica" style:font-size-asian="28pt" style:font-weight-asian="normal" style:font-name-complex="Helvetica" style:font-size-complex="28pt" style:font-weight-complex="normal"/>
    </style:style>
    <style:style style:name="T3" style:family="text">
      <style:text-properties fo:color="#4d4d4d" loext:opacity="100%" style:font-name="Helvetica" fo:font-weight="normal" style:font-name-asian="Helvetica" style:font-size-asian="28pt" style:font-weight-asian="normal" style:font-name-complex="Helvetica" style:font-size-complex="28pt" style:font-weight-complex="normal"/>
    </style:style>
    <style:style style:name="T4" style:family="text">
      <style:text-properties fo:color="#000000" loext:opacity="100%" style:font-name="Helvetica" fo:font-size="30pt" fo:font-weight="bold" style:font-name-asian="Helvetica" style:font-size-asian="30pt" style:font-weight-asian="bold" style:font-name-complex="Helvetica" style:font-size-complex="3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2.283cm" svg:y1="10.911cm" svg:x2="20.144cm" svg:y2="10.911cm">
          <text:p/>
        </draw:line>
        <draw:line draw:style-name="gr1" draw:text-style-name="P1" draw:layer="layout" svg:x1="2.283cm" svg:y1="8.251cm" svg:x2="20.144cm" svg:y2="8.251cm">
          <text:p/>
        </draw:line>
        <draw:line draw:style-name="gr1" draw:text-style-name="P1" draw:layer="layout" svg:x1="2.283cm" svg:y1="5.592cm" svg:x2="20.144cm" svg:y2="5.592cm">
          <text:p/>
        </draw:line>
        <draw:line draw:style-name="gr1" draw:text-style-name="P1" draw:layer="layout" svg:x1="2.283cm" svg:y1="2.933cm" svg:x2="20.144cm" svg:y2="2.933cm">
          <text:p/>
        </draw:line>
        <draw:line draw:style-name="gr2" draw:text-style-name="P1" draw:layer="layout" svg:x1="2.283cm" svg:y1="12.24cm" svg:x2="20.144cm" svg:y2="12.24cm">
          <text:p/>
        </draw:line>
        <draw:line draw:style-name="gr2" draw:text-style-name="P1" draw:layer="layout" svg:x1="2.283cm" svg:y1="9.581cm" svg:x2="20.144cm" svg:y2="9.581cm">
          <text:p/>
        </draw:line>
        <draw:line draw:style-name="gr2" draw:text-style-name="P1" draw:layer="layout" svg:x1="2.283cm" svg:y1="6.922cm" svg:x2="20.144cm" svg:y2="6.922cm">
          <text:p/>
        </draw:line>
        <draw:line draw:style-name="gr2" draw:text-style-name="P1" draw:layer="layout" svg:x1="2.283cm" svg:y1="4.263cm" svg:x2="20.144cm" svg:y2="4.263cm">
          <text:p/>
        </draw:line>
        <draw:line draw:style-name="gr2" draw:text-style-name="P1" draw:layer="layout" svg:x1="2.283cm" svg:y1="1.604cm" svg:x2="20.144cm" svg:y2="1.604cm">
          <text:p/>
        </draw:line>
        <draw:line draw:style-name="gr2" draw:text-style-name="P1" draw:layer="layout" svg:x1="5.632cm" svg:y1="12.912cm" svg:x2="5.632cm" svg:y2="1.344cm">
          <text:p/>
        </draw:line>
        <draw:line draw:style-name="gr2" draw:text-style-name="P1" draw:layer="layout" svg:x1="11.214cm" svg:y1="12.912cm" svg:x2="11.214cm" svg:y2="1.344cm">
          <text:p/>
        </draw:line>
        <draw:line draw:style-name="gr2" draw:text-style-name="P1" draw:layer="layout" svg:x1="16.795cm" svg:y1="12.912cm" svg:x2="16.795cm" svg:y2="1.344cm">
          <text:p/>
        </draw:line>
        <draw:path draw:style-name="gr3" draw:text-style-name="P2" draw:layer="layout" svg:width="0.401cm" svg:height="0.402cm" svg:x="5.432cm" svg:y="6.801cm" svg:viewBox="0 0 402 403" svg:d="M0 201c0-111 90-201 200-201s202 90 202 201-92 202-202 202-200-91-200-202z">
          <text:p/>
        </draw:path>
        <draw:path draw:style-name="gr4" draw:text-style-name="P1" draw:layer="layout" svg:width="0.401cm" svg:height="0.402cm" svg:x="5.432cm" svg:y="6.801cm" svg:viewBox="0 0 402 403" svg:d="M0 201c0-111 90-201 200-201s202 90 202 201-92 202-202 202-200-91-200-202z">
          <text:p/>
        </draw:path>
        <draw:path draw:style-name="gr5" draw:text-style-name="P3" draw:layer="layout" svg:width="0.401cm" svg:height="0.401cm" svg:x="11.013cm" svg:y="8.104cm" svg:viewBox="0 0 402 402" svg:d="M0 202c0-112 91-202 202-202 110 0 200 90 200 202 0 110-90 200-200 200-111 0-202-90-202-200z">
          <text:p/>
        </draw:path>
        <draw:path draw:style-name="gr6" draw:text-style-name="P1" draw:layer="layout" svg:width="0.401cm" svg:height="0.401cm" svg:x="11.013cm" svg:y="8.104cm" svg:viewBox="0 0 402 402" svg:d="M0 202c0-112 91-202 202-202 110 0 200 90 200 202 0 110-90 200-200 200-111 0-202-90-202-200z">
          <text:p/>
        </draw:path>
        <draw:path draw:style-name="gr7" draw:text-style-name="P4" draw:layer="layout" svg:width="0.402cm" svg:height="0.402cm" svg:x="16.594cm" svg:y="6.096cm" svg:viewBox="0 0 403 403" svg:d="M0 202c0-111 91-202 202-202 110 0 201 91 201 202 0 110-91 201-201 201-111 0-202-91-202-201z">
          <text:p/>
        </draw:path>
        <draw:path draw:style-name="gr8" draw:text-style-name="P1" draw:layer="layout" svg:width="0.402cm" svg:height="0.402cm" svg:x="16.594cm" svg:y="6.096cm" svg:viewBox="0 0 403 403" svg:d="M0 202c0-111 91-202 202-202 110 0 201 91 201 202 0 110-91 201-201 201-111 0-202-91-202-201z">
          <text:p/>
        </draw:path>
        <draw:path draw:style-name="gr3" draw:text-style-name="P2" draw:layer="layout" svg:width="0.401cm" svg:height="0.402cm" svg:x="5.432cm" svg:y="11.68cm" svg:viewBox="0 0 402 403" svg:d="M0 202c0-111 90-202 200-202s202 91 202 202c0 110-92 201-202 201s-200-91-200-201z">
          <text:p/>
        </draw:path>
        <draw:path draw:style-name="gr4" draw:text-style-name="P1" draw:layer="layout" svg:width="0.401cm" svg:height="0.402cm" svg:x="5.432cm" svg:y="11.68cm" svg:viewBox="0 0 402 403" svg:d="M0 202c0-111 90-202 200-202s202 91 202 202c0 110-92 201-202 201s-200-91-200-201z">
          <text:p/>
        </draw:path>
        <draw:path draw:style-name="gr5" draw:text-style-name="P3" draw:layer="layout" svg:width="0.401cm" svg:height="0.402cm" svg:x="11.013cm" svg:y="10.085cm" svg:viewBox="0 0 402 403" svg:d="M0 202c0-112 91-202 202-202 110 0 200 90 200 202 0 110-90 201-200 201-111 0-202-91-202-201z">
          <text:p/>
        </draw:path>
        <draw:path draw:style-name="gr6" draw:text-style-name="P1" draw:layer="layout" svg:width="0.401cm" svg:height="0.402cm" svg:x="11.013cm" svg:y="10.085cm" svg:viewBox="0 0 402 403" svg:d="M0 202c0-112 91-202 202-202 110 0 200 90 200 202 0 110-90 201-200 201-111 0-202-91-202-201z">
          <text:p/>
        </draw:path>
        <draw:path draw:style-name="gr7" draw:text-style-name="P4" draw:layer="layout" svg:width="0.402cm" svg:height="0.401cm" svg:x="16.594cm" svg:y="12.186cm" svg:viewBox="0 0 403 402" svg:d="M0 202c0-111 91-202 202-202 110 0 201 91 201 202 0 110-91 200-201 200-111 0-202-90-202-200z">
          <text:p/>
        </draw:path>
        <draw:path draw:style-name="gr8" draw:text-style-name="P1" draw:layer="layout" svg:width="0.402cm" svg:height="0.401cm" svg:x="16.594cm" svg:y="12.186cm" svg:viewBox="0 0 403 402" svg:d="M0 202c0-111 91-202 202-202 110 0 201 91 201 202 0 110-91 200-201 200-111 0-202-90-202-200z">
          <text:p/>
        </draw:path>
        <draw:path draw:style-name="gr3" draw:text-style-name="P2" draw:layer="layout" svg:width="0.401cm" svg:height="0.402cm" svg:x="5.432cm" svg:y="11.76cm" svg:viewBox="0 0 402 403" svg:d="M0 202c0-110 90-202 200-202s202 92 202 202-92 201-202 201-200-91-200-201z">
          <text:p/>
        </draw:path>
        <draw:path draw:style-name="gr4" draw:text-style-name="P1" draw:layer="layout" svg:width="0.401cm" svg:height="0.402cm" svg:x="5.432cm" svg:y="11.76cm" svg:viewBox="0 0 402 403" svg:d="M0 202c0-110 90-202 200-202s202 92 202 202-92 201-202 201-200-91-200-201z">
          <text:p/>
        </draw:path>
        <draw:path draw:style-name="gr5" draw:text-style-name="P3" draw:layer="layout" svg:width="0.401cm" svg:height="0.402cm" svg:x="11.013cm" svg:y="10.085cm" svg:viewBox="0 0 402 403" svg:d="M0 202c0-112 91-202 202-202 110 0 200 90 200 202 0 110-90 201-200 201-111 0-202-91-202-201z">
          <text:p/>
        </draw:path>
        <draw:path draw:style-name="gr6" draw:text-style-name="P1" draw:layer="layout" svg:width="0.401cm" svg:height="0.402cm" svg:x="11.013cm" svg:y="10.085cm" svg:viewBox="0 0 402 403" svg:d="M0 202c0-112 91-202 202-202 110 0 200 90 200 202 0 110-90 201-200 201-111 0-202-91-202-201z">
          <text:p/>
        </draw:path>
        <draw:path draw:style-name="gr7" draw:text-style-name="P4" draw:layer="layout" svg:width="0.402cm" svg:height="0.401cm" svg:x="16.594cm" svg:y="7.652cm" svg:viewBox="0 0 403 402" svg:d="M0 202c0-112 91-202 202-202 110 0 201 90 201 202 0 110-91 200-201 200-111 0-202-90-202-200z">
          <text:p/>
        </draw:path>
        <draw:path draw:style-name="gr8" draw:text-style-name="P1" draw:layer="layout" svg:width="0.402cm" svg:height="0.401cm" svg:x="16.594cm" svg:y="7.652cm" svg:viewBox="0 0 403 402" svg:d="M0 202c0-112 91-202 202-202 110 0 201 90 201 202 0 110-91 200-201 200-111 0-202-90-202-200z">
          <text:p/>
        </draw:path>
        <draw:path draw:style-name="gr3" draw:text-style-name="P2" draw:layer="layout" svg:width="0.401cm" svg:height="0.402cm" svg:x="5.432cm" svg:y="10.364cm" svg:viewBox="0 0 402 403" svg:d="M0 201c0-111 90-201 200-201s202 90 202 201-92 202-202 202-200-91-200-202z">
          <text:p/>
        </draw:path>
        <draw:path draw:style-name="gr4" draw:text-style-name="P1" draw:layer="layout" svg:width="0.401cm" svg:height="0.402cm" svg:x="5.432cm" svg:y="10.364cm" svg:viewBox="0 0 402 403" svg:d="M0 201c0-111 90-201 200-201s202 90 202 201-92 202-202 202-200-91-200-202z">
          <text:p/>
        </draw:path>
        <draw:path draw:style-name="gr5" draw:text-style-name="P3" draw:layer="layout" svg:width="0.401cm" svg:height="0.402cm" svg:x="11.013cm" svg:y="10.417cm" svg:viewBox="0 0 402 403" svg:d="M0 201c0-110 91-201 202-201 110 0 200 91 200 201 0 112-90 202-200 202-111 0-202-90-202-202z">
          <text:p/>
        </draw:path>
        <draw:path draw:style-name="gr6" draw:text-style-name="P1" draw:layer="layout" svg:width="0.401cm" svg:height="0.402cm" svg:x="11.013cm" svg:y="10.417cm" svg:viewBox="0 0 402 403" svg:d="M0 201c0-110 91-201 202-201 110 0 200 91 200 201 0 112-90 202-200 202-111 0-202-90-202-202z">
          <text:p/>
        </draw:path>
        <draw:path draw:style-name="gr7" draw:text-style-name="P4" draw:layer="layout" svg:width="0.402cm" svg:height="0.402cm" svg:x="16.594cm" svg:y="9.38cm" svg:viewBox="0 0 403 403" svg:d="M0 202c0-110 91-202 202-202 110 0 201 92 201 202s-91 201-201 201c-111 0-202-91-202-201z">
          <text:p/>
        </draw:path>
        <draw:path draw:style-name="gr8" draw:text-style-name="P1" draw:layer="layout" svg:width="0.402cm" svg:height="0.402cm" svg:x="16.594cm" svg:y="9.38cm" svg:viewBox="0 0 403 403" svg:d="M0 202c0-110 91-202 202-202 110 0 201 92 201 202s-91 201-201 201c-111 0-202-91-202-201z">
          <text:p/>
        </draw:path>
        <draw:path draw:style-name="gr3" draw:text-style-name="P2" draw:layer="layout" svg:width="0.401cm" svg:height="0.401cm" svg:x="5.432cm" svg:y="8.556cm" svg:viewBox="0 0 402 402" svg:d="M0 202c0-111 90-202 200-202s202 91 202 202c0 110-92 200-202 200s-200-90-200-200z">
          <text:p/>
        </draw:path>
        <draw:path draw:style-name="gr4" draw:text-style-name="P1" draw:layer="layout" svg:width="0.401cm" svg:height="0.401cm" svg:x="5.432cm" svg:y="8.556cm" svg:viewBox="0 0 402 402" svg:d="M0 202c0-111 90-202 200-202s202 91 202 202c0 110-92 200-202 200s-200-90-200-200z">
          <text:p/>
        </draw:path>
        <draw:path draw:style-name="gr5" draw:text-style-name="P3" draw:layer="layout" svg:width="0.401cm" svg:height="0.401cm" svg:x="11.013cm" svg:y="1.669cm" svg:viewBox="0 0 402 402" svg:d="M0 202c0-112 91-202 202-202 110 0 200 90 200 202 0 110-90 200-200 200-111 0-202-90-202-200z">
          <text:p/>
        </draw:path>
        <draw:path draw:style-name="gr6" draw:text-style-name="P1" draw:layer="layout" svg:width="0.401cm" svg:height="0.401cm" svg:x="11.013cm" svg:y="1.669cm" svg:viewBox="0 0 402 402" svg:d="M0 202c0-112 91-202 202-202 110 0 200 90 200 202 0 110-90 200-200 200-111 0-202-90-202-200z">
          <text:p/>
        </draw:path>
        <draw:path draw:style-name="gr7" draw:text-style-name="P4" draw:layer="layout" svg:width="0.402cm" svg:height="0.401cm" svg:x="16.594cm" svg:y="6.921cm" svg:viewBox="0 0 403 402" svg:d="M0 201c0-111 91-201 202-201 110 0 201 90 201 201s-91 201-201 201c-111 0-202-90-202-201z">
          <text:p/>
        </draw:path>
        <draw:path draw:style-name="gr8" draw:text-style-name="P1" draw:layer="layout" svg:width="0.402cm" svg:height="0.401cm" svg:x="16.594cm" svg:y="6.921cm" svg:viewBox="0 0 403 402" svg:d="M0 201c0-111 91-201 202-201 110 0 201 90 201 201s-91 201-201 201c-111 0-202-90-202-201z">
          <text:p/>
        </draw:path>
        <draw:path draw:style-name="gr3" draw:text-style-name="P2" draw:layer="layout" svg:width="0.401cm" svg:height="0.401cm" svg:x="5.432cm" svg:y="8.649cm" svg:viewBox="0 0 402 402" svg:d="M0 201c0-111 90-201 200-201s202 90 202 201c0 110-92 201-202 201s-200-91-200-201z">
          <text:p/>
        </draw:path>
        <draw:path draw:style-name="gr4" draw:text-style-name="P1" draw:layer="layout" svg:width="0.401cm" svg:height="0.401cm" svg:x="5.432cm" svg:y="8.649cm" svg:viewBox="0 0 402 402" svg:d="M0 201c0-111 90-201 200-201s202 90 202 201c0 110-92 201-202 201s-200-91-200-201z">
          <text:p/>
        </draw:path>
        <draw:path draw:style-name="gr5" draw:text-style-name="P3" draw:layer="layout" svg:width="0.401cm" svg:height="0.401cm" svg:x="11.013cm" svg:y="7.36cm" svg:viewBox="0 0 402 402" svg:d="M0 201c0-110 91-201 202-201 110 0 200 91 200 201s-90 201-200 201c-111 0-202-91-202-201z">
          <text:p/>
        </draw:path>
        <draw:path draw:style-name="gr6" draw:text-style-name="P1" draw:layer="layout" svg:width="0.401cm" svg:height="0.401cm" svg:x="11.013cm" svg:y="7.36cm" svg:viewBox="0 0 402 402" svg:d="M0 201c0-110 91-201 202-201 110 0 200 91 200 201s-90 201-200 201c-111 0-202-91-202-201z">
          <text:p/>
        </draw:path>
        <draw:path draw:style-name="gr7" draw:text-style-name="P4" draw:layer="layout" svg:width="0.402cm" svg:height="0.401cm" svg:x="16.594cm" svg:y="4.82cm" svg:viewBox="0 0 403 402" svg:d="M0 202c0-112 91-202 202-202 110 0 201 90 201 202 0 110-91 200-201 200-111 0-202-90-202-200z">
          <text:p/>
        </draw:path>
        <draw:path draw:style-name="gr8" draw:text-style-name="P1" draw:layer="layout" svg:width="0.402cm" svg:height="0.401cm" svg:x="16.594cm" svg:y="4.82cm" svg:viewBox="0 0 403 402" svg:d="M0 202c0-112 91-202 202-202 110 0 201 90 201 202 0 110-91 200-201 200-111 0-202-90-202-200z">
          <text:p/>
        </draw:path>
        <draw:path draw:style-name="gr3" draw:text-style-name="P2" draw:layer="layout" svg:width="0.401cm" svg:height="0.402cm" svg:x="5.432cm" svg:y="8.157cm" svg:viewBox="0 0 402 403" svg:d="M0 202c0-111 90-202 200-202s202 91 202 202c0 110-92 201-202 201s-200-91-200-201z">
          <text:p/>
        </draw:path>
        <draw:path draw:style-name="gr4" draw:text-style-name="P1" draw:layer="layout" svg:width="0.401cm" svg:height="0.402cm" svg:x="5.432cm" svg:y="8.157cm" svg:viewBox="0 0 402 403" svg:d="M0 202c0-111 90-202 200-202s202 91 202 202c0 110-92 201-202 201s-200-91-200-201z">
          <text:p/>
        </draw:path>
        <draw:path draw:style-name="gr5" draw:text-style-name="P3" draw:layer="layout" svg:width="0.401cm" svg:height="0.402cm" svg:x="11.013cm" svg:y="9.061cm" svg:viewBox="0 0 402 403" svg:d="M0 201c0-110 91-201 202-201 110 0 200 91 200 201s-90 202-200 202c-111 0-202-92-202-202z">
          <text:p/>
        </draw:path>
        <draw:path draw:style-name="gr6" draw:text-style-name="P1" draw:layer="layout" svg:width="0.401cm" svg:height="0.402cm" svg:x="11.013cm" svg:y="9.061cm" svg:viewBox="0 0 402 403" svg:d="M0 201c0-110 91-201 202-201 110 0 200 91 200 201s-90 202-200 202c-111 0-202-92-202-202z">
          <text:p/>
        </draw:path>
        <draw:path draw:style-name="gr7" draw:text-style-name="P4" draw:layer="layout" svg:width="0.402cm" svg:height="0.401cm" svg:x="16.594cm" svg:y="11.734cm" svg:viewBox="0 0 403 402" svg:d="M0 201c0-111 91-201 202-201 110 0 201 90 201 201s-91 201-201 201c-111 0-202-90-202-201z">
          <text:p/>
        </draw:path>
        <draw:path draw:style-name="gr8" draw:text-style-name="P1" draw:layer="layout" svg:width="0.402cm" svg:height="0.401cm" svg:x="16.594cm" svg:y="11.734cm" svg:viewBox="0 0 403 402" svg:d="M0 201c0-111 91-201 202-201 110 0 201 90 201 201s-91 201-201 201c-111 0-202-90-202-201z">
          <text:p/>
        </draw:path>
        <draw:path draw:style-name="gr3" draw:text-style-name="P2" draw:layer="layout" svg:width="0.401cm" svg:height="0.401cm" svg:x="5.432cm" svg:y="8.583cm" svg:viewBox="0 0 402 402" svg:d="M0 201c0-110 90-201 200-201s202 91 202 201c0 111-92 201-202 201s-200-90-200-201z">
          <text:p/>
        </draw:path>
        <draw:path draw:style-name="gr4" draw:text-style-name="P1" draw:layer="layout" svg:width="0.401cm" svg:height="0.401cm" svg:x="5.432cm" svg:y="8.583cm" svg:viewBox="0 0 402 402" svg:d="M0 201c0-110 90-201 200-201s202 91 202 201c0 111-92 201-202 201s-200-90-200-201z">
          <text:p/>
        </draw:path>
        <draw:path draw:style-name="gr5" draw:text-style-name="P3" draw:layer="layout" svg:width="0.401cm" svg:height="0.401cm" svg:x="11.013cm" svg:y="8.45cm" svg:viewBox="0 0 402 402" svg:d="M0 201c0-111 91-201 202-201 110 0 200 90 200 201s-90 201-200 201c-111 0-202-90-202-201z">
          <text:p/>
        </draw:path>
        <draw:path draw:style-name="gr6" draw:text-style-name="P1" draw:layer="layout" svg:width="0.401cm" svg:height="0.401cm" svg:x="11.013cm" svg:y="8.45cm" svg:viewBox="0 0 402 402" svg:d="M0 201c0-111 91-201 202-201 110 0 200 90 200 201s-90 201-200 201c-111 0-202-90-202-201z">
          <text:p/>
        </draw:path>
        <draw:path draw:style-name="gr7" draw:text-style-name="P4" draw:layer="layout" svg:width="0.402cm" svg:height="0.401cm" svg:x="16.594cm" svg:y="8.875cm" svg:viewBox="0 0 403 402" svg:d="M0 202c0-112 91-202 202-202 110 0 201 90 201 202 0 110-91 200-201 200-111 0-202-90-202-200z">
          <text:p/>
        </draw:path>
        <draw:path draw:style-name="gr8" draw:text-style-name="P1" draw:layer="layout" svg:width="0.402cm" svg:height="0.401cm" svg:x="16.594cm" svg:y="8.875cm" svg:viewBox="0 0 403 402" svg:d="M0 202c0-112 91-202 202-202 110 0 201 90 201 202 0 110-91 200-201 200-111 0-202-90-202-200z">
          <text:p/>
        </draw:path>
        <draw:path draw:style-name="gr3" draw:text-style-name="P2" draw:layer="layout" svg:width="0.401cm" svg:height="0.401cm" svg:x="5.432cm" svg:y="6.708cm" svg:viewBox="0 0 402 402" svg:d="M0 201c0-111 90-201 200-201s202 90 202 201-92 201-202 201-200-90-200-201z">
          <text:p/>
        </draw:path>
        <draw:path draw:style-name="gr4" draw:text-style-name="P1" draw:layer="layout" svg:width="0.401cm" svg:height="0.401cm" svg:x="5.432cm" svg:y="6.708cm" svg:viewBox="0 0 402 402" svg:d="M0 201c0-111 90-201 200-201s202 90 202 201-92 201-202 201-200-90-200-201z">
          <text:p/>
        </draw:path>
        <draw:path draw:style-name="gr5" draw:text-style-name="P3" draw:layer="layout" svg:width="0.401cm" svg:height="0.402cm" svg:x="11.013cm" svg:y="8.888cm" svg:viewBox="0 0 402 403" svg:d="M0 202c0-111 91-202 202-202 110 0 200 91 200 202s-90 201-200 201c-111 0-202-90-202-201z">
          <text:p/>
        </draw:path>
        <draw:path draw:style-name="gr6" draw:text-style-name="P1" draw:layer="layout" svg:width="0.401cm" svg:height="0.402cm" svg:x="11.013cm" svg:y="8.888cm" svg:viewBox="0 0 402 403" svg:d="M0 202c0-111 91-202 202-202 110 0 200 91 200 202s-90 201-200 201c-111 0-202-90-202-201z">
          <text:p/>
        </draw:path>
        <draw:path draw:style-name="gr7" draw:text-style-name="P4" draw:layer="layout" svg:width="0.402cm" svg:height="0.401cm" svg:x="16.594cm" svg:y="9.221cm" svg:viewBox="0 0 403 402" svg:d="M0 200c0-110 91-200 202-200 110 0 201 90 201 200 0 112-91 202-201 202-111 0-202-90-202-202z">
          <text:p/>
        </draw:path>
        <draw:path draw:style-name="gr8" draw:text-style-name="P1" draw:layer="layout" svg:width="0.402cm" svg:height="0.401cm" svg:x="16.594cm" svg:y="9.221cm" svg:viewBox="0 0 403 402" svg:d="M0 200c0-110 91-200 202-200 110 0 201 90 201 200 0 112-91 202-201 202-111 0-202-90-202-202z">
          <text:p/>
        </draw:path>
        <draw:path draw:style-name="gr3" draw:text-style-name="P2" draw:layer="layout" svg:width="0.401cm" svg:height="0.401cm" svg:x="5.432cm" svg:y="8.849cm" svg:viewBox="0 0 402 402" svg:d="M0 201c0-111 90-201 200-201s202 90 202 201-92 201-202 201-200-90-200-201z">
          <text:p/>
        </draw:path>
        <draw:path draw:style-name="gr4" draw:text-style-name="P1" draw:layer="layout" svg:width="0.401cm" svg:height="0.401cm" svg:x="5.432cm" svg:y="8.849cm" svg:viewBox="0 0 402 402" svg:d="M0 201c0-111 90-201 200-201s202 90 202 201-92 201-202 201-200-90-200-201z">
          <text:p/>
        </draw:path>
        <draw:path draw:style-name="gr5" draw:text-style-name="P3" draw:layer="layout" svg:width="0.401cm" svg:height="0.401cm" svg:x="11.013cm" svg:y="9.633cm" svg:viewBox="0 0 402 402" svg:d="M0 202c0-112 91-202 202-202 110 0 200 90 200 202 0 110-90 200-200 200-111 0-202-90-202-200z">
          <text:p/>
        </draw:path>
        <draw:path draw:style-name="gr6" draw:text-style-name="P1" draw:layer="layout" svg:width="0.401cm" svg:height="0.401cm" svg:x="11.013cm" svg:y="9.633cm" svg:viewBox="0 0 402 402" svg:d="M0 202c0-112 91-202 202-202 110 0 200 90 200 202 0 110-90 200-200 200-111 0-202-90-202-200z">
          <text:p/>
        </draw:path>
        <draw:path draw:style-name="gr7" draw:text-style-name="P4" draw:layer="layout" svg:width="0.402cm" svg:height="0.401cm" svg:x="16.594cm" svg:y="11.335cm" svg:viewBox="0 0 403 402" svg:d="M0 201c0-111 91-201 202-201 110 0 201 90 201 201s-91 201-201 201c-111 0-202-90-202-201z">
          <text:p/>
        </draw:path>
        <draw:path draw:style-name="gr8" draw:text-style-name="P1" draw:layer="layout" svg:width="0.402cm" svg:height="0.401cm" svg:x="16.594cm" svg:y="11.335cm" svg:viewBox="0 0 403 402" svg:d="M0 201c0-111 91-201 202-201 110 0 201 90 201 201s-91 201-201 201c-111 0-202-90-202-201z">
          <text:p/>
        </draw:path>
        <draw:path draw:style-name="gr3" draw:text-style-name="P2" draw:layer="layout" svg:width="0.401cm" svg:height="0.402cm" svg:x="5.432cm" svg:y="8.755cm" svg:viewBox="0 0 402 403" svg:d="M0 201c0-110 90-201 200-201s202 91 202 201c0 112-92 202-202 202s-200-90-200-202z">
          <text:p/>
        </draw:path>
        <draw:path draw:style-name="gr4" draw:text-style-name="P1" draw:layer="layout" svg:width="0.401cm" svg:height="0.402cm" svg:x="5.432cm" svg:y="8.755cm" svg:viewBox="0 0 402 403" svg:d="M0 201c0-110 90-201 200-201s202 91 202 201c0 112-92 202-202 202s-200-90-200-202z">
          <text:p/>
        </draw:path>
        <draw:path draw:style-name="gr5" draw:text-style-name="P3" draw:layer="layout" svg:width="0.401cm" svg:height="0.401cm" svg:x="11.013cm" svg:y="9.713cm" svg:viewBox="0 0 402 402" svg:d="M0 201c0-111 91-201 202-201 110 0 200 90 200 201s-90 201-200 201c-111 0-202-90-202-201z">
          <text:p/>
        </draw:path>
        <draw:path draw:style-name="gr6" draw:text-style-name="P1" draw:layer="layout" svg:width="0.401cm" svg:height="0.401cm" svg:x="11.013cm" svg:y="9.713cm" svg:viewBox="0 0 402 402" svg:d="M0 201c0-111 91-201 202-201 110 0 200 90 200 201s-90 201-200 201c-111 0-202-90-202-201z">
          <text:p/>
        </draw:path>
        <draw:path draw:style-name="gr7" draw:text-style-name="P4" draw:layer="layout" svg:width="0.402cm" svg:height="0.401cm" svg:x="16.594cm" svg:y="10.537cm" svg:viewBox="0 0 403 402" svg:d="M0 202c0-111 91-202 202-202 110 0 201 91 201 202 0 110-91 200-201 200-111 0-202-90-202-200z">
          <text:p/>
        </draw:path>
        <draw:path draw:style-name="gr8" draw:text-style-name="P1" draw:layer="layout" svg:width="0.402cm" svg:height="0.401cm" svg:x="16.594cm" svg:y="10.537cm" svg:viewBox="0 0 403 402" svg:d="M0 202c0-111 91-202 202-202 110 0 201 91 201 202 0 110-91 200-201 200-111 0-202-90-202-200z">
          <text:p/>
        </draw:path>
        <draw:path draw:style-name="gr3" draw:text-style-name="P2" draw:layer="layout" svg:width="0.401cm" svg:height="0.402cm" svg:x="5.432cm" svg:y="11.534cm" svg:viewBox="0 0 402 403" svg:d="M0 201c0-110 90-201 200-201s202 91 202 201c0 111-92 202-202 202s-200-91-200-202z">
          <text:p/>
        </draw:path>
        <draw:path draw:style-name="gr4" draw:text-style-name="P1" draw:layer="layout" svg:width="0.401cm" svg:height="0.402cm" svg:x="5.432cm" svg:y="11.534cm" svg:viewBox="0 0 402 403" svg:d="M0 201c0-110 90-201 200-201s202 91 202 201c0 111-92 202-202 202s-200-91-200-202z">
          <text:p/>
        </draw:path>
        <draw:path draw:style-name="gr5" draw:text-style-name="P3" draw:layer="layout" svg:width="0.401cm" svg:height="0.402cm" svg:x="11.013cm" svg:y="8.529cm" svg:viewBox="0 0 402 403" svg:d="M0 202c0-111 91-202 202-202 110 0 200 91 200 202 0 110-90 201-200 201-111 0-202-91-202-201z">
          <text:p/>
        </draw:path>
        <draw:path draw:style-name="gr6" draw:text-style-name="P1" draw:layer="layout" svg:width="0.401cm" svg:height="0.402cm" svg:x="11.013cm" svg:y="8.529cm" svg:viewBox="0 0 402 403" svg:d="M0 202c0-111 91-202 202-202 110 0 200 91 200 202 0 110-90 201-200 201-111 0-202-91-202-201z">
          <text:p/>
        </draw:path>
        <draw:path draw:style-name="gr7" draw:text-style-name="P4" draw:layer="layout" svg:width="0.402cm" svg:height="0.401cm" svg:x="16.594cm" svg:y="10.936cm" svg:viewBox="0 0 403 402" svg:d="M0 202c0-112 91-202 202-202 110 0 201 90 201 202 0 110-91 200-201 200-111 0-202-90-202-200z">
          <text:p/>
        </draw:path>
        <draw:path draw:style-name="gr8" draw:text-style-name="P1" draw:layer="layout" svg:width="0.402cm" svg:height="0.401cm" svg:x="16.594cm" svg:y="10.936cm" svg:viewBox="0 0 403 402" svg:d="M0 202c0-112 91-202 202-202 110 0 201 90 201 202 0 110-91 200-201 200-111 0-202-90-202-200z">
          <text:p/>
        </draw:path>
        <draw:path draw:style-name="gr3" draw:text-style-name="P2" draw:layer="layout" svg:width="0.401cm" svg:height="0.402cm" svg:x="5.432cm" svg:y="5.152cm" svg:viewBox="0 0 402 403" svg:d="M0 201c0-111 90-201 200-201s202 90 202 201-92 202-202 202-200-91-200-202z">
          <text:p/>
        </draw:path>
        <draw:path draw:style-name="gr4" draw:text-style-name="P1" draw:layer="layout" svg:width="0.401cm" svg:height="0.402cm" svg:x="5.432cm" svg:y="5.152cm" svg:viewBox="0 0 402 403" svg:d="M0 201c0-111 90-201 200-201s202 90 202 201-92 202-202 202-200-91-200-202z">
          <text:p/>
        </draw:path>
        <draw:path draw:style-name="gr5" draw:text-style-name="P3" draw:layer="layout" svg:width="0.401cm" svg:height="0.401cm" svg:x="11.013cm" svg:y="10.378cm" svg:viewBox="0 0 402 402" svg:d="M0 200c0-110 91-200 202-200 110 0 200 90 200 200 0 112-90 202-200 202-111 0-202-90-202-202z">
          <text:p/>
        </draw:path>
        <draw:path draw:style-name="gr6" draw:text-style-name="P1" draw:layer="layout" svg:width="0.401cm" svg:height="0.401cm" svg:x="11.013cm" svg:y="10.378cm" svg:viewBox="0 0 402 402" svg:d="M0 200c0-110 91-200 202-200 110 0 200 90 200 200 0 112-90 202-200 202-111 0-202-90-202-202z">
          <text:p/>
        </draw:path>
        <draw:path draw:style-name="gr7" draw:text-style-name="P4" draw:layer="layout" svg:width="0.402cm" svg:height="0.402cm" svg:x="16.594cm" svg:y="9.473cm" svg:viewBox="0 0 403 403" svg:d="M0 201c0-110 91-201 202-201 110 0 201 91 201 201s-91 202-201 202c-111 0-202-92-202-202z">
          <text:p/>
        </draw:path>
        <draw:path draw:style-name="gr8" draw:text-style-name="P1" draw:layer="layout" svg:width="0.402cm" svg:height="0.402cm" svg:x="16.594cm" svg:y="9.473cm" svg:viewBox="0 0 403 403" svg:d="M0 201c0-110 91-201 202-201 110 0 201 91 201 201s-91 202-201 202c-111 0-202-92-202-202z">
          <text:p/>
        </draw:path>
        <draw:path draw:style-name="gr3" draw:text-style-name="P2" draw:layer="layout" svg:width="0.401cm" svg:height="0.401cm" svg:x="5.432cm" svg:y="3.823cm" svg:viewBox="0 0 402 402" svg:d="M0 200c0-110 90-200 200-200s202 90 202 200c0 111-92 202-202 202s-200-91-200-202z">
          <text:p/>
        </draw:path>
        <draw:path draw:style-name="gr4" draw:text-style-name="P1" draw:layer="layout" svg:width="0.401cm" svg:height="0.401cm" svg:x="5.432cm" svg:y="3.823cm" svg:viewBox="0 0 402 402" svg:d="M0 200c0-110 90-200 200-200s202 90 202 200c0 111-92 202-202 202s-200-91-200-202z">
          <text:p/>
        </draw:path>
        <draw:path draw:style-name="gr5" draw:text-style-name="P3" draw:layer="layout" svg:width="0.401cm" svg:height="0.402cm" svg:x="11.013cm" svg:y="5.95cm" svg:viewBox="0 0 402 403" svg:d="M0 201c0-111 91-201 202-201 110 0 200 90 200 201s-90 202-200 202c-111 0-202-91-202-202z">
          <text:p/>
        </draw:path>
        <draw:path draw:style-name="gr6" draw:text-style-name="P1" draw:layer="layout" svg:width="0.401cm" svg:height="0.402cm" svg:x="11.013cm" svg:y="5.95cm" svg:viewBox="0 0 402 403" svg:d="M0 201c0-111 91-201 202-201 110 0 200 90 200 201s-90 202-200 202c-111 0-202-91-202-202z">
          <text:p/>
        </draw:path>
        <draw:path draw:style-name="gr7" draw:text-style-name="P4" draw:layer="layout" svg:width="0.402cm" svg:height="0.402cm" svg:x="16.594cm" svg:y="8.223cm" svg:viewBox="0 0 403 403" svg:d="M0 201c0-110 91-201 202-201 110 0 201 91 201 201 0 111-91 202-201 202-111 0-202-91-202-202z">
          <text:p/>
        </draw:path>
        <draw:path draw:style-name="gr8" draw:text-style-name="P1" draw:layer="layout" svg:width="0.402cm" svg:height="0.402cm" svg:x="16.594cm" svg:y="8.223cm" svg:viewBox="0 0 403 403" svg:d="M0 201c0-110 91-201 202-201 110 0 201 91 201 201 0 111-91 202-201 202-111 0-202-91-202-202z">
          <text:p/>
        </draw:path>
        <draw:path draw:style-name="gr3" draw:text-style-name="P2" draw:layer="layout" svg:width="0.401cm" svg:height="0.401cm" svg:x="5.432cm" svg:y="8.41cm" svg:viewBox="0 0 402 402" svg:d="M0 200c0-110 90-200 200-200s202 90 202 200c0 112-92 202-202 202s-200-90-200-202z">
          <text:p/>
        </draw:path>
        <draw:path draw:style-name="gr4" draw:text-style-name="P1" draw:layer="layout" svg:width="0.401cm" svg:height="0.401cm" svg:x="5.432cm" svg:y="8.41cm" svg:viewBox="0 0 402 402" svg:d="M0 200c0-110 90-200 200-200s202 90 202 200c0 112-92 202-202 202s-200-90-200-202z">
          <text:p/>
        </draw:path>
        <draw:path draw:style-name="gr5" draw:text-style-name="P3" draw:layer="layout" svg:width="0.401cm" svg:height="0.402cm" svg:x="11.013cm" svg:y="10.191cm" svg:viewBox="0 0 402 403" svg:d="M0 202c0-110 91-202 202-202 110 0 200 92 200 202s-90 201-200 201c-111 0-202-91-202-201z">
          <text:p/>
        </draw:path>
        <draw:path draw:style-name="gr6" draw:text-style-name="P1" draw:layer="layout" svg:width="0.401cm" svg:height="0.402cm" svg:x="11.013cm" svg:y="10.191cm" svg:viewBox="0 0 402 403" svg:d="M0 202c0-110 91-202 202-202 110 0 200 92 200 202s-90 201-200 201c-111 0-202-91-202-201z">
          <text:p/>
        </draw:path>
        <draw:path draw:style-name="gr7" draw:text-style-name="P4" draw:layer="layout" svg:width="0.402cm" svg:height="0.401cm" svg:x="16.594cm" svg:y="8.45cm" svg:viewBox="0 0 403 402" svg:d="M0 201c0-111 91-201 202-201 110 0 201 90 201 201s-91 201-201 201c-111 0-202-90-202-201z">
          <text:p/>
        </draw:path>
        <draw:path draw:style-name="gr8" draw:text-style-name="P1" draw:layer="layout" svg:width="0.402cm" svg:height="0.401cm" svg:x="16.594cm" svg:y="8.45cm" svg:viewBox="0 0 403 402" svg:d="M0 201c0-111 91-201 202-201 110 0 201 90 201 201s-91 201-201 201c-111 0-202-90-202-201z">
          <text:p/>
        </draw:path>
        <draw:path draw:style-name="gr3" draw:text-style-name="P2" draw:layer="layout" svg:width="0.401cm" svg:height="0.401cm" svg:x="5.432cm" svg:y="10.949cm" svg:viewBox="0 0 402 402" svg:d="M0 202c0-110 90-202 200-202s202 92 202 202-92 200-202 200-200-90-200-200z">
          <text:p/>
        </draw:path>
        <draw:path draw:style-name="gr4" draw:text-style-name="P1" draw:layer="layout" svg:width="0.401cm" svg:height="0.401cm" svg:x="5.432cm" svg:y="10.949cm" svg:viewBox="0 0 402 402" svg:d="M0 202c0-110 90-202 200-202s202 92 202 202-92 200-202 200-200-90-200-200z">
          <text:p/>
        </draw:path>
        <draw:path draw:style-name="gr5" draw:text-style-name="P3" draw:layer="layout" svg:width="0.401cm" svg:height="0.402cm" svg:x="11.013cm" svg:y="8.569cm" svg:viewBox="0 0 402 403" svg:d="M0 202c0-111 91-202 202-202 110 0 200 91 200 202 0 110-90 201-200 201-111 0-202-91-202-201z">
          <text:p/>
        </draw:path>
        <draw:path draw:style-name="gr6" draw:text-style-name="P1" draw:layer="layout" svg:width="0.401cm" svg:height="0.402cm" svg:x="11.013cm" svg:y="8.569cm" svg:viewBox="0 0 402 403" svg:d="M0 202c0-111 91-202 202-202 110 0 200 91 200 202 0 110-90 201-200 201-111 0-202-91-202-201z">
          <text:p/>
        </draw:path>
        <draw:path draw:style-name="gr7" draw:text-style-name="P4" draw:layer="layout" svg:width="0.402cm" svg:height="0.401cm" svg:x="16.594cm" svg:y="10.258cm" svg:viewBox="0 0 403 402" svg:d="M0 201c0-111 91-201 202-201 110 0 201 90 201 201 0 110-91 201-201 201-111 0-202-91-202-201z">
          <text:p/>
        </draw:path>
        <draw:path draw:style-name="gr8" draw:text-style-name="P1" draw:layer="layout" svg:width="0.402cm" svg:height="0.401cm" svg:x="16.594cm" svg:y="10.258cm" svg:viewBox="0 0 403 402" svg:d="M0 201c0-111 91-201 202-201 110 0 201 90 201 201 0 110-91 201-201 201-111 0-202-91-202-201z">
          <text:p/>
        </draw:path>
        <draw:path draw:style-name="gr3" draw:text-style-name="P2" draw:layer="layout" svg:width="0.401cm" svg:height="0.402cm" svg:x="5.432cm" svg:y="7.306cm" svg:viewBox="0 0 402 403" svg:d="M0 202c0-111 90-202 200-202s202 91 202 202c0 110-92 201-202 201s-200-91-200-201z">
          <text:p/>
        </draw:path>
        <draw:path draw:style-name="gr4" draw:text-style-name="P1" draw:layer="layout" svg:width="0.401cm" svg:height="0.402cm" svg:x="5.432cm" svg:y="7.306cm" svg:viewBox="0 0 402 403" svg:d="M0 202c0-111 90-202 200-202s202 91 202 202c0 110-92 201-202 201s-200-91-200-201z">
          <text:p/>
        </draw:path>
        <draw:path draw:style-name="gr5" draw:text-style-name="P3" draw:layer="layout" svg:width="0.401cm" svg:height="0.401cm" svg:x="11.013cm" svg:y="10.271cm" svg:viewBox="0 0 402 402" svg:d="M0 201c0-111 91-201 202-201 110 0 200 90 200 201 0 110-90 201-200 201-111 0-202-91-202-201z">
          <text:p/>
        </draw:path>
        <draw:path draw:style-name="gr6" draw:text-style-name="P1" draw:layer="layout" svg:width="0.401cm" svg:height="0.401cm" svg:x="11.013cm" svg:y="10.271cm" svg:viewBox="0 0 402 402" svg:d="M0 201c0-111 91-201 202-201 110 0 200 90 200 201 0 110-90 201-200 201-111 0-202-91-202-201z">
          <text:p/>
        </draw:path>
        <draw:path draw:style-name="gr7" draw:text-style-name="P4" draw:layer="layout" svg:width="0.402cm" svg:height="0.401cm" svg:x="16.594cm" svg:y="10.577cm" svg:viewBox="0 0 403 402" svg:d="M0 202c0-111 91-202 202-202 110 0 201 91 201 202 0 110-91 200-201 200-111 0-202-90-202-200z">
          <text:p/>
        </draw:path>
        <draw:path draw:style-name="gr8" draw:text-style-name="P1" draw:layer="layout" svg:width="0.402cm" svg:height="0.401cm" svg:x="16.594cm" svg:y="10.577cm" svg:viewBox="0 0 403 402" svg:d="M0 202c0-111 91-202 202-202 110 0 201 91 201 202 0 110-91 200-201 200-111 0-202-90-202-200z">
          <text:p/>
        </draw:path>
        <draw:path draw:style-name="gr3" draw:text-style-name="P2" draw:layer="layout" svg:width="0.401cm" svg:height="0.402cm" svg:x="5.432cm" svg:y="5.75cm" svg:viewBox="0 0 402 403" svg:d="M0 202c0-110 90-202 200-202s202 92 202 202c0 111-92 201-202 201s-200-90-200-201z">
          <text:p/>
        </draw:path>
        <draw:path draw:style-name="gr4" draw:text-style-name="P1" draw:layer="layout" svg:width="0.401cm" svg:height="0.402cm" svg:x="5.432cm" svg:y="5.75cm" svg:viewBox="0 0 402 403" svg:d="M0 202c0-110 90-202 200-202s202 92 202 202c0 111-92 201-202 201s-200-90-200-201z">
          <text:p/>
        </draw:path>
        <draw:path draw:style-name="gr5" draw:text-style-name="P3" draw:layer="layout" svg:width="0.401cm" svg:height="0.401cm" svg:x="11.013cm" svg:y="8.184cm" svg:viewBox="0 0 402 402" svg:d="M0 201c0-110 91-201 202-201 110 0 200 91 200 201 0 111-90 201-200 201-111 0-202-90-202-201z">
          <text:p/>
        </draw:path>
        <draw:path draw:style-name="gr6" draw:text-style-name="P1" draw:layer="layout" svg:width="0.401cm" svg:height="0.401cm" svg:x="11.013cm" svg:y="8.184cm" svg:viewBox="0 0 402 402" svg:d="M0 201c0-110 91-201 202-201 110 0 200 91 200 201 0 111-90 201-200 201-111 0-202-90-202-201z">
          <text:p/>
        </draw:path>
        <draw:path draw:style-name="gr7" draw:text-style-name="P4" draw:layer="layout" svg:width="0.402cm" svg:height="0.402cm" svg:x="16.594cm" svg:y="5.883cm" svg:viewBox="0 0 403 403" svg:d="M0 201c0-110 91-201 202-201 110 0 201 91 201 201 0 111-91 202-201 202-111 0-202-91-202-202z">
          <text:p/>
        </draw:path>
        <draw:path draw:style-name="gr8" draw:text-style-name="P1" draw:layer="layout" svg:width="0.402cm" svg:height="0.402cm" svg:x="16.594cm" svg:y="5.883cm" svg:viewBox="0 0 403 403" svg:d="M0 201c0-110 91-201 202-201 110 0 201 91 201 201 0 111-91 202-201 202-111 0-202-91-202-202z">
          <text:p/>
        </draw:path>
        <draw:path draw:style-name="gr3" draw:text-style-name="P2" draw:layer="layout" svg:width="0.401cm" svg:height="0.402cm" svg:x="5.432cm" svg:y="7.08cm" svg:viewBox="0 0 402 403" svg:d="M0 201c0-111 90-201 200-201s202 90 202 201c0 110-92 202-202 202s-200-92-200-202z">
          <text:p/>
        </draw:path>
        <draw:path draw:style-name="gr4" draw:text-style-name="P1" draw:layer="layout" svg:width="0.401cm" svg:height="0.402cm" svg:x="5.432cm" svg:y="7.08cm" svg:viewBox="0 0 402 403" svg:d="M0 201c0-111 90-201 200-201s202 90 202 201c0 110-92 202-202 202s-200-92-200-202z">
          <text:p/>
        </draw:path>
        <draw:path draw:style-name="gr5" draw:text-style-name="P3" draw:layer="layout" svg:width="0.401cm" svg:height="0.402cm" svg:x="11.013cm" svg:y="8.835cm" svg:viewBox="0 0 402 403" svg:d="M0 202c0-112 91-202 202-202 110 0 200 90 200 202 0 110-90 201-200 201-111 0-202-91-202-201z">
          <text:p/>
        </draw:path>
        <draw:path draw:style-name="gr6" draw:text-style-name="P1" draw:layer="layout" svg:width="0.401cm" svg:height="0.402cm" svg:x="11.013cm" svg:y="8.835cm" svg:viewBox="0 0 402 403" svg:d="M0 202c0-112 91-202 202-202 110 0 200 90 200 202 0 110-90 201-200 201-111 0-202-91-202-201z">
          <text:p/>
        </draw:path>
        <draw:path draw:style-name="gr7" draw:text-style-name="P4" draw:layer="layout" svg:width="0.402cm" svg:height="0.401cm" svg:x="16.594cm" svg:y="8.543cm" svg:viewBox="0 0 403 402" svg:d="M0 201c0-110 91-201 202-201 110 0 201 91 201 201 0 111-91 201-201 201-111 0-202-90-202-201z">
          <text:p/>
        </draw:path>
        <draw:path draw:style-name="gr8" draw:text-style-name="P1" draw:layer="layout" svg:width="0.402cm" svg:height="0.401cm" svg:x="16.594cm" svg:y="8.543cm" svg:viewBox="0 0 403 402" svg:d="M0 201c0-110 91-201 202-201 110 0 201 91 201 201 0 111-91 201-201 201-111 0-202-90-202-201z">
          <text:p/>
        </draw:path>
        <draw:path draw:style-name="gr3" draw:text-style-name="P2" draw:layer="layout" svg:width="0.401cm" svg:height="0.401cm" svg:x="5.432cm" svg:y="9.713cm" svg:viewBox="0 0 402 402" svg:d="M0 201c0-111 90-201 200-201s202 90 202 201-92 201-202 201-200-90-200-201z">
          <text:p/>
        </draw:path>
        <draw:path draw:style-name="gr4" draw:text-style-name="P1" draw:layer="layout" svg:width="0.401cm" svg:height="0.401cm" svg:x="5.432cm" svg:y="9.713cm" svg:viewBox="0 0 402 402" svg:d="M0 201c0-111 90-201 200-201s202 90 202 201-92 201-202 201-200-90-200-201z">
          <text:p/>
        </draw:path>
        <draw:path draw:style-name="gr5" draw:text-style-name="P3" draw:layer="layout" svg:width="0.401cm" svg:height="0.401cm" svg:x="11.013cm" svg:y="7.958cm" svg:viewBox="0 0 402 402" svg:d="M0 201c0-111 91-201 202-201 110 0 200 90 200 201s-90 201-200 201c-111 0-202-90-202-201z">
          <text:p/>
        </draw:path>
        <draw:path draw:style-name="gr6" draw:text-style-name="P1" draw:layer="layout" svg:width="0.401cm" svg:height="0.401cm" svg:x="11.013cm" svg:y="7.958cm" svg:viewBox="0 0 402 402" svg:d="M0 201c0-111 91-201 202-201 110 0 200 90 200 201s-90 201-200 201c-111 0-202-90-202-201z">
          <text:p/>
        </draw:path>
        <draw:path draw:style-name="gr7" draw:text-style-name="P4" draw:layer="layout" svg:width="0.402cm" svg:height="0.402cm" svg:x="16.594cm" svg:y="9.433cm" svg:viewBox="0 0 403 403" svg:d="M0 201c0-110 91-201 202-201 110 0 201 91 201 201 0 111-91 202-201 202-111 0-202-91-202-202z">
          <text:p/>
        </draw:path>
        <draw:path draw:style-name="gr8" draw:text-style-name="P1" draw:layer="layout" svg:width="0.402cm" svg:height="0.402cm" svg:x="16.594cm" svg:y="9.433cm" svg:viewBox="0 0 403 403" svg:d="M0 201c0-110 91-201 202-201 110 0 201 91 201 201 0 111-91 202-201 202-111 0-202-91-202-202z">
          <text:p/>
        </draw:path>
        <draw:path draw:style-name="gr3" draw:text-style-name="P2" draw:layer="layout" svg:width="0.401cm" svg:height="0.402cm" svg:x="5.432cm" svg:y="11.095cm" svg:viewBox="0 0 402 403" svg:d="M0 201c0-110 90-201 200-201s202 91 202 201c0 111-92 202-202 202s-200-91-200-202z">
          <text:p/>
        </draw:path>
        <draw:path draw:style-name="gr4" draw:text-style-name="P1" draw:layer="layout" svg:width="0.401cm" svg:height="0.402cm" svg:x="5.432cm" svg:y="11.095cm" svg:viewBox="0 0 402 403" svg:d="M0 201c0-110 90-201 200-201s202 91 202 201c0 111-92 202-202 202s-200-91-200-202z">
          <text:p/>
        </draw:path>
        <draw:path draw:style-name="gr5" draw:text-style-name="P3" draw:layer="layout" svg:width="0.401cm" svg:height="0.401cm" svg:x="11.013cm" svg:y="10.338cm" svg:viewBox="0 0 402 402" svg:d="M0 200c0-110 91-200 202-200 110 0 200 90 200 200 0 112-90 202-200 202-111 0-202-90-202-202z">
          <text:p/>
        </draw:path>
        <draw:path draw:style-name="gr6" draw:text-style-name="P1" draw:layer="layout" svg:width="0.401cm" svg:height="0.401cm" svg:x="11.013cm" svg:y="10.338cm" svg:viewBox="0 0 402 402" svg:d="M0 200c0-110 91-200 202-200 110 0 200 90 200 200 0 112-90 202-200 202-111 0-202-90-202-202z">
          <text:p/>
        </draw:path>
        <draw:path draw:style-name="gr7" draw:text-style-name="P4" draw:layer="layout" svg:width="0.402cm" svg:height="0.401cm" svg:x="16.594cm" svg:y="11.295cm" svg:viewBox="0 0 403 402" svg:d="M0 201c0-111 91-201 202-201 110 0 201 90 201 201s-91 201-201 201c-111 0-202-90-202-201z">
          <text:p/>
        </draw:path>
        <draw:path draw:style-name="gr8" draw:text-style-name="P1" draw:layer="layout" svg:width="0.402cm" svg:height="0.401cm" svg:x="16.594cm" svg:y="11.295cm" svg:viewBox="0 0 403 402" svg:d="M0 201c0-111 91-201 202-201 110 0 201 90 201 201s-91 201-201 201c-111 0-202-90-202-201z">
          <text:p/>
        </draw:path>
        <draw:path draw:style-name="gr3" draw:text-style-name="P2" draw:layer="layout" svg:width="0.401cm" svg:height="0.402cm" svg:x="5.432cm" svg:y="7.133cm" svg:viewBox="0 0 402 403" svg:d="M0 201c0-110 90-201 200-201s202 91 202 201c0 112-92 202-202 202s-200-90-200-202z">
          <text:p/>
        </draw:path>
        <draw:path draw:style-name="gr4" draw:text-style-name="P1" draw:layer="layout" svg:width="0.401cm" svg:height="0.402cm" svg:x="5.432cm" svg:y="7.133cm" svg:viewBox="0 0 402 403" svg:d="M0 201c0-110 90-201 200-201s202 91 202 201c0 112-92 202-202 202s-200-90-200-202z">
          <text:p/>
        </draw:path>
        <draw:path draw:style-name="gr5" draw:text-style-name="P3" draw:layer="layout" svg:width="0.401cm" svg:height="0.401cm" svg:x="11.013cm" svg:y="7.665cm" svg:viewBox="0 0 402 402" svg:d="M0 202c0-111 91-202 202-202 110 0 200 91 200 202 0 110-90 200-200 200-111 0-202-90-202-200z">
          <text:p/>
        </draw:path>
        <draw:path draw:style-name="gr6" draw:text-style-name="P1" draw:layer="layout" svg:width="0.401cm" svg:height="0.401cm" svg:x="11.013cm" svg:y="7.665cm" svg:viewBox="0 0 402 402" svg:d="M0 202c0-111 91-202 202-202 110 0 200 91 200 202 0 110-90 200-200 200-111 0-202-90-202-200z">
          <text:p/>
        </draw:path>
        <draw:path draw:style-name="gr7" draw:text-style-name="P4" draw:layer="layout" svg:width="0.402cm" svg:height="0.401cm" svg:x="16.594cm" svg:y="9.46cm" svg:viewBox="0 0 403 402" svg:d="M0 201c0-111 91-201 202-201 110 0 201 90 201 201 0 110-91 201-201 201-111 0-202-91-202-201z">
          <text:p/>
        </draw:path>
        <draw:path draw:style-name="gr8" draw:text-style-name="P1" draw:layer="layout" svg:width="0.402cm" svg:height="0.401cm" svg:x="16.594cm" svg:y="9.46cm" svg:viewBox="0 0 403 402" svg:d="M0 201c0-111 91-201 202-201 110 0 201 90 201 201 0 110-91 201-201 201-111 0-202-91-202-201z">
          <text:p/>
        </draw:path>
        <draw:path draw:style-name="gr3" draw:text-style-name="P2" draw:layer="layout" svg:width="0.401cm" svg:height="0.401cm" svg:x="5.432cm" svg:y="8.782cm" svg:viewBox="0 0 402 402" svg:d="M0 201c0-111 90-201 200-201s202 90 202 201-92 201-202 201-200-90-200-201z">
          <text:p/>
        </draw:path>
        <draw:path draw:style-name="gr4" draw:text-style-name="P1" draw:layer="layout" svg:width="0.401cm" svg:height="0.401cm" svg:x="5.432cm" svg:y="8.782cm" svg:viewBox="0 0 402 402" svg:d="M0 201c0-111 90-201 200-201s202 90 202 201-92 201-202 201-200-90-200-201z">
          <text:p/>
        </draw:path>
        <draw:path draw:style-name="gr5" draw:text-style-name="P3" draw:layer="layout" svg:width="0.401cm" svg:height="0.402cm" svg:x="11.013cm" svg:y="9.207cm" svg:viewBox="0 0 402 403" svg:d="M0 201c0-110 91-201 202-201 110 0 200 91 200 201 0 112-90 202-200 202-111 0-202-90-202-202z">
          <text:p/>
        </draw:path>
        <draw:path draw:style-name="gr6" draw:text-style-name="P1" draw:layer="layout" svg:width="0.401cm" svg:height="0.402cm" svg:x="11.013cm" svg:y="9.207cm" svg:viewBox="0 0 402 403" svg:d="M0 201c0-110 91-201 202-201 110 0 200 91 200 201 0 112-90 202-200 202-111 0-202-90-202-202z">
          <text:p/>
        </draw:path>
        <draw:path draw:style-name="gr7" draw:text-style-name="P4" draw:layer="layout" svg:width="0.402cm" svg:height="0.401cm" svg:x="16.594cm" svg:y="9.008cm" svg:viewBox="0 0 403 402" svg:d="M0 202c0-111 91-202 202-202 110 0 201 91 201 202 0 110-91 200-201 200-111 0-202-90-202-200z">
          <text:p/>
        </draw:path>
        <draw:path draw:style-name="gr8" draw:text-style-name="P1" draw:layer="layout" svg:width="0.402cm" svg:height="0.401cm" svg:x="16.594cm" svg:y="9.008cm" svg:viewBox="0 0 403 402" svg:d="M0 202c0-111 91-202 202-202 110 0 201 91 201 202 0 110-91 200-201 200-111 0-202-90-202-200z">
          <text:p/>
        </draw:path>
        <draw:path draw:style-name="gr3" draw:text-style-name="P2" draw:layer="layout" svg:width="0.401cm" svg:height="0.402cm" svg:x="5.432cm" svg:y="6.402cm" svg:viewBox="0 0 402 403" svg:d="M0 201c0-111 90-201 200-201s202 90 202 201-92 202-202 202-200-91-200-202z">
          <text:p/>
        </draw:path>
        <draw:path draw:style-name="gr4" draw:text-style-name="P1" draw:layer="layout" svg:width="0.401cm" svg:height="0.402cm" svg:x="5.432cm" svg:y="6.402cm" svg:viewBox="0 0 402 403" svg:d="M0 201c0-111 90-201 200-201s202 90 202 201-92 202-202 202-200-91-200-202z">
          <text:p/>
        </draw:path>
        <draw:path draw:style-name="gr5" draw:text-style-name="P3" draw:layer="layout" svg:width="0.401cm" svg:height="0.402cm" svg:x="11.013cm" svg:y="7.572cm" svg:viewBox="0 0 402 403" svg:d="M0 201c0-110 91-201 202-201 110 0 200 91 200 201 0 111-90 202-200 202-111 0-202-91-202-202z">
          <text:p/>
        </draw:path>
        <draw:path draw:style-name="gr6" draw:text-style-name="P1" draw:layer="layout" svg:width="0.401cm" svg:height="0.402cm" svg:x="11.013cm" svg:y="7.572cm" svg:viewBox="0 0 402 403" svg:d="M0 201c0-110 91-201 202-201 110 0 200 91 200 201 0 111-90 202-200 202-111 0-202-91-202-202z">
          <text:p/>
        </draw:path>
        <draw:path draw:style-name="gr7" draw:text-style-name="P4" draw:layer="layout" svg:width="0.402cm" svg:height="0.401cm" svg:x="16.594cm" svg:y="5.91cm" svg:viewBox="0 0 403 402" svg:d="M0 201c0-110 91-201 202-201 110 0 201 91 201 201 0 111-91 201-201 201-111 0-202-90-202-201z">
          <text:p/>
        </draw:path>
        <draw:path draw:style-name="gr8" draw:text-style-name="P1" draw:layer="layout" svg:width="0.402cm" svg:height="0.401cm" svg:x="16.594cm" svg:y="5.91cm" svg:viewBox="0 0 403 402" svg:d="M0 201c0-110 91-201 202-201 110 0 201 91 201 201 0 111-91 201-201 201-111 0-202-90-202-201z">
          <text:p/>
        </draw:path>
        <draw:path draw:style-name="gr3" draw:text-style-name="P2" draw:layer="layout" svg:width="0.401cm" svg:height="0.401cm" svg:x="5.432cm" svg:y="10.112cm" svg:viewBox="0 0 402 402" svg:d="M0 201c0-111 90-201 200-201s202 90 202 201-92 201-202 201-200-90-200-201z">
          <text:p/>
        </draw:path>
        <draw:path draw:style-name="gr4" draw:text-style-name="P1" draw:layer="layout" svg:width="0.401cm" svg:height="0.401cm" svg:x="5.432cm" svg:y="10.112cm" svg:viewBox="0 0 402 402" svg:d="M0 201c0-111 90-201 200-201s202 90 202 201-92 201-202 201-200-90-200-201z">
          <text:p/>
        </draw:path>
        <draw:path draw:style-name="gr5" draw:text-style-name="P3" draw:layer="layout" svg:width="0.401cm" svg:height="0.401cm" svg:x="11.013cm" svg:y="7.878cm" svg:viewBox="0 0 402 402" svg:d="M0 200c0-110 91-200 202-200 110 0 200 90 200 200 0 111-90 202-200 202-111 0-202-91-202-202z">
          <text:p/>
        </draw:path>
        <draw:path draw:style-name="gr6" draw:text-style-name="P1" draw:layer="layout" svg:width="0.401cm" svg:height="0.401cm" svg:x="11.013cm" svg:y="7.878cm" svg:viewBox="0 0 402 402" svg:d="M0 200c0-110 91-200 202-200 110 0 200 90 200 200 0 111-90 202-200 202-111 0-202-91-202-202z">
          <text:p/>
        </draw:path>
        <draw:path draw:style-name="gr7" draw:text-style-name="P4" draw:layer="layout" svg:width="0.402cm" svg:height="0.401cm" svg:x="16.594cm" svg:y="9.008cm" svg:viewBox="0 0 403 402" svg:d="M0 202c0-111 91-202 202-202 110 0 201 91 201 202 0 110-91 200-201 200-111 0-202-90-202-200z">
          <text:p/>
        </draw:path>
        <draw:path draw:style-name="gr8" draw:text-style-name="P1" draw:layer="layout" svg:width="0.402cm" svg:height="0.401cm" svg:x="16.594cm" svg:y="9.008cm" svg:viewBox="0 0 403 402" svg:d="M0 202c0-111 91-202 202-202 110 0 201 91 201 202 0 110-91 200-201 200-111 0-202-90-202-200z">
          <text:p/>
        </draw:path>
        <draw:path draw:style-name="gr3" draw:text-style-name="P2" draw:layer="layout" svg:width="0.401cm" svg:height="0.401cm" svg:x="5.432cm" svg:y="4.581cm" svg:viewBox="0 0 402 402" svg:d="M0 201c0-110 90-201 200-201s202 91 202 201c0 111-92 201-202 201s-200-90-200-201z">
          <text:p/>
        </draw:path>
        <draw:path draw:style-name="gr4" draw:text-style-name="P1" draw:layer="layout" svg:width="0.401cm" svg:height="0.401cm" svg:x="5.432cm" svg:y="4.581cm" svg:viewBox="0 0 402 402" svg:d="M0 201c0-110 90-201 200-201s202 91 202 201c0 111-92 201-202 201s-200-90-200-201z">
          <text:p/>
        </draw:path>
        <draw:path draw:style-name="gr5" draw:text-style-name="P3" draw:layer="layout" svg:width="0.401cm" svg:height="0.401cm" svg:x="11.013cm" svg:y="8.516cm" svg:viewBox="0 0 402 402" svg:d="M0 202c0-111 91-202 202-202 110 0 200 91 200 202 0 110-90 200-200 200-111 0-202-90-202-200z">
          <text:p/>
        </draw:path>
        <draw:path draw:style-name="gr6" draw:text-style-name="P1" draw:layer="layout" svg:width="0.401cm" svg:height="0.401cm" svg:x="11.013cm" svg:y="8.516cm" svg:viewBox="0 0 402 402" svg:d="M0 202c0-111 91-202 202-202 110 0 200 91 200 202 0 110-90 200-200 200-111 0-202-90-202-200z">
          <text:p/>
        </draw:path>
        <draw:path draw:style-name="gr7" draw:text-style-name="P4" draw:layer="layout" svg:width="0.402cm" svg:height="0.402cm" svg:x="16.594cm" svg:y="5.644cm" svg:viewBox="0 0 403 403" svg:d="M0 202c0-111 91-202 202-202 110 0 201 91 201 202 0 110-91 201-201 201-111 0-202-91-202-201z">
          <text:p/>
        </draw:path>
        <draw:path draw:style-name="gr8" draw:text-style-name="P1" draw:layer="layout" svg:width="0.402cm" svg:height="0.402cm" svg:x="16.594cm" svg:y="5.644cm" svg:viewBox="0 0 403 403" svg:d="M0 202c0-111 91-202 202-202 110 0 201 91 201 202 0 110-91 201-201 201-111 0-202-91-202-201z">
          <text:p/>
        </draw:path>
        <draw:line draw:style-name="gr9" draw:text-style-name="P1" draw:layer="layout" svg:x1="5.632cm" svg:y1="7.072cm" svg:x2="5.632cm" svg:y2="4.023cm">
          <text:p/>
        </draw:line>
        <draw:line draw:style-name="gr9" draw:text-style-name="P1" draw:layer="layout" svg:x1="5.632cm" svg:y1="10.212cm" svg:x2="5.632cm" svg:y2="11.961cm">
          <text:p/>
        </draw:line>
        <draw:polygon draw:style-name="gr10" draw:text-style-name="P5" draw:layer="layout" svg:width="1.116cm" svg:height="3.14cm" svg:x="5.074cm" svg:y="7.072cm" svg:viewBox="0 0 1117 3141" draw:points="0,0 0,3141 1117,3141 1117,0">
          <text:p/>
        </draw:polygon>
        <draw:line draw:style-name="gr11" draw:text-style-name="P1" draw:layer="layout" svg:x1="5.074cm" svg:y1="8.77cm" svg:x2="6.19cm" svg:y2="8.77cm">
          <text:p/>
        </draw:line>
        <draw:line draw:style-name="gr9" draw:text-style-name="P1" draw:layer="layout" svg:x1="11.214cm" svg:y1="8.195cm" svg:x2="11.214cm" svg:y2="6.151cm">
          <text:p/>
        </draw:line>
        <draw:line draw:style-name="gr9" draw:text-style-name="P1" draw:layer="layout" svg:x1="11.214cm" svg:y1="10.193cm" svg:x2="11.214cm" svg:y2="10.618cm">
          <text:p/>
        </draw:line>
        <draw:polygon draw:style-name="gr10" draw:text-style-name="P5" draw:layer="layout" svg:width="1.116cm" svg:height="1.998cm" svg:x="10.656cm" svg:y="8.195cm" svg:viewBox="0 0 1117 1999" draw:points="0,0 0,1999 1117,1999 1117,0">
          <text:p/>
        </draw:polygon>
        <draw:line draw:style-name="gr11" draw:text-style-name="P1" draw:layer="layout" svg:x1="10.656cm" svg:y1="8.903cm" svg:x2="11.772cm" svg:y2="8.903cm">
          <text:p/>
        </draw:line>
        <draw:line draw:style-name="gr9" draw:text-style-name="P1" draw:layer="layout" svg:x1="16.795cm" svg:y1="7.996cm" svg:x2="16.795cm" svg:y2="5.021cm">
          <text:p/>
        </draw:line>
        <draw:line draw:style-name="gr9" draw:text-style-name="P1" draw:layer="layout" svg:x1="16.795cm" svg:y1="10.668cm" svg:x2="16.795cm" svg:y2="12.387cm">
          <text:p/>
        </draw:line>
        <draw:polygon draw:style-name="gr10" draw:text-style-name="P5" draw:layer="layout" svg:width="1.116cm" svg:height="2.672cm" svg:x="16.237cm" svg:y="7.996cm" svg:viewBox="0 0 1117 2673" draw:points="0,0 0,2673 1117,2673 1117,0">
          <text:p/>
        </draw:polygon>
        <draw:line draw:style-name="gr11" draw:text-style-name="P1" draw:layer="layout" svg:x1="16.237cm" svg:y1="9.315cm" svg:x2="17.353cm" svg:y2="9.315cm">
          <text:p/>
        </draw:line>
        <draw:polygon draw:style-name="gr12" draw:text-style-name="P6" draw:layer="layout" svg:width="1.686cm" svg:height="7.938cm" svg:x="4.789cm" svg:y="4.023cm" svg:viewBox="0 0 1687 7939" draw:points="424,7939 421,7923 417,7908 414,7892 411,7876 408,7860 404,7845 401,7829 398,7814 395,7798 392,7783 389,7767 386,7752 383,7736 380,7720 378,7705 375,7689 372,7674 369,7658 366,7643 364,7627 361,7612 359,7596 356,7581 354,7565 351,7550 349,7534 346,7519 344,7503 342,7488 340,7472 337,7457 335,7441 333,7425 331,7410 329,7394 326,7379 325,7363 323,7348 321,7332 319,7317 317,7301 315,7285 313,7270 311,7254 310,7239 308,7223 306,7208 305,7192 303,7177 301,7161 300,7146 298,7130 296,7115 295,7099 294,7084 292,7068 290,7053 289,7037 288,7022 286,7006 285,6991 283,6975 282,6960 281,6944 280,6928 278,6913 277,6897 275,6882 274,6866 273,6851 271,6835 270,6819 269,6804 268,6788 266,6773 265,6757 263,6742 262,6726 261,6711 259,6695 258,6680 257,6664 255,6649 254,6633 252,6618 251,6602 250,6587 248,6571 247,6556 245,6540 244,6525 242,6509 241,6494 239,6478 238,6462 236,6447 234,6431 233,6416 231,6400 229,6385 228,6369 226,6353 224,6338 222,6322 220,6307 219,6291 217,6276 215,6260 213,6245 211,6229 209,6214 207,6198 205,6183 203,6167 201,6152 199,6136 197,6121 195,6105 192,6090 190,6074 188,6059 185,6043 183,6027 181,6012 178,5996 176,5981 174,5965 171,5950 169,5934 166,5918 164,5903 161,5887 159,5872 156,5856 154,5841 151,5825 149,5810 146,5794 143,5779 141,5763 138,5748 136,5732 133,5717 130,5701 128,5686 125,5670 122,5655 119,5639 117,5624 114,5608 111,5593 109,5577 106,5561 104,5546 101,5530 98,5515 95,5499 93,5484 90,5468 88,5452 85,5437 82,5421 80,5406 77,5390 75,5375 72,5359 70,5344 68,5328 65,5313 63,5297 60,5282 58,5266 56,5251 53,5235 51,5220 49,5204 47,5189 45,5173 42,5158 41,5142 39,5126 37,5111 35,5095 33,5080 31,5064 29,5049 27,5033 26,5018 24,5002 23,4987 21,4971 20,4955 18,4940 17,4924 15,4909 14,4893 13,4878 12,4862 11,4847 10,4831 9,4816 8,4800 7,4785 6,4769 5,4754 4,4738 4,4723 3,4707 3,4692 2,4676 2,4660 1,4645 1,4629 1,4614 1,4598 0,4583 0,4567 0,4552 0,4536 0,4521 1,4505 1,4490 1,4474 1,4458 2,4443 2,4427 2,4412 3,4396 3,4381 4,4365 4,4350 5,4334 6,4319 7,4303 8,4288 8,4272 9,4257 10,4241 11,4226 12,4210 14,4194 15,4179 16,4163 17,4148 18,4132 20,4117 21,4101 22,4086 23,4070 25,4055 26,4039 28,4024 29,4008 31,3993 33,3977 34,3961 36,3946 38,3930 39,3915 41,3899 43,3884 45,3868 46,3853 48,3837 50,3822 52,3806 54,3791 56,3775 58,3759 60,3744 62,3728 64,3713 66,3697 68,3682 70,3666 72,3651 74,3635 77,3620 79,3604 81,3589 83,3573 86,3558 88,3542 90,3527 92,3511 94,3496 97,3480 99,3464 101,3449 104,3433 106,3418 108,3402 111,3387 113,3371 116,3356 118,3340 121,3325 123,3309 126,3293 128,3278 131,3262 133,3247 136,3231 138,3216 141,3200 144,3185 146,3169 149,3154 152,3138 154,3123 157,3107 160,3092 162,3076 165,3061 168,3045 170,3030 173,3014 176,2998 179,2983 181,2967 184,2952 187,2936 190,2921 192,2905 195,2890 198,2874 201,2858 204,2843 207,2827 210,2812 213,2796 216,2781 219,2765 221,2750 225,2734 227,2719 230,2703 233,2688 236,2672 239,2657 242,2641 245,2626 248,2610 251,2595 254,2579 257,2564 261,2548 263,2533 267,2517 269,2501 273,2486 276,2470 279,2455 282,2439 285,2424 288,2408 291,2392 294,2377 297,2361 300,2346 303,2330 306,2315 309,2299 312,2284 315,2268 318,2253 321,2237 324,2222 327,2206 330,2191 334,2175 336,2160 340,2144 342,2129 346,2113 348,2098 351,2082 354,2067 357,2051 360,2035 363,2020 366,2004 369,1989 372,1973 375,1957 378,1942 380,1926 383,1911 386,1895 389,1880 392,1864 395,1849 397,1833 400,1818 403,1802 406,1787 408,1771 411,1756 414,1740 416,1725 419,1709 422,1694 424,1678 427,1663 429,1647 432,1632 435,1616 437,1600 440,1585 442,1569 445,1554 447,1538 450,1523 452,1507 455,1491 457,1476 459,1460 462,1445 464,1429 467,1414 469,1398 471,1383 474,1367 476,1352 478,1336 480,1321 483,1305 485,1290 487,1274 489,1259 492,1243 494,1228 496,1212 498,1197 500,1181 503,1166 505,1150 507,1134 509,1119 511,1103 513,1088 515,1072 517,1057 519,1041 522,1025 523,1010 525,994 528,979 530,963 532,948 534,932 536,917 538,901 540,886 542,870 544,855 546,839 548,824 550,808 552,793 554,777 555,762 558,746 559,731 561,715 564,699 565,684 567,668 569,653 571,637 573,622 575,606 577,591 579,575 581,560 583,544 585,528 587,513 589,497 591,482 593,466 595,451 597,435 598,420 601,404 603,389 604,373 607,358 608,342 610,327 612,311 614,296 616,280 618,265 620,249 622,233 624,218 626,202 628,187 630,171 632,156 634,140 636,125 638,109 640,94 642,78 644,63 646,47 648,31 650,16 652,0 1034,0 1036,16 1038,31 1040,47 1042,63 1044,78 1046,94 1048,109 1050,125 1052,140 1054,156 1056,171 1058,187 1060,202 1062,218 1064,233 1066,249 1068,265 1070,280 1072,296 1074,311 1076,327 1078,342 1080,358 1082,373 1084,389 1086,404 1087,420 1090,435 1092,451 1093,466 1096,482 1097,497 1099,513 1101,528 1103,544 1105,560 1107,575 1110,591 1112,606 1114,622 1116,637 1118,653 1120,668 1122,684 1124,699 1126,715 1128,731 1130,746 1132,762 1134,777 1136,793 1137,808 1140,824 1142,839 1143,855 1146,870 1148,886 1149,901 1152,917 1154,932 1155,948 1158,963 1160,979 1162,994 1164,1010 1166,1025 1168,1041 1170,1057 1172,1072 1174,1088 1176,1103 1178,1119 1180,1134 1183,1150 1185,1166 1187,1181 1189,1197 1191,1212 1194,1228 1196,1243 1198,1259 1200,1274 1202,1290 1204,1305 1207,1321 1209,1336 1211,1352 1214,1367 1216,1383 1218,1398 1221,1414 1223,1429 1225,1445 1228,1460 1230,1476 1233,1491 1235,1507 1238,1523 1240,1538 1243,1554 1245,1569 1248,1585 1250,1600 1252,1616 1255,1632 1258,1647 1260,1663 1263,1678 1266,1694 1268,1709 1271,1725 1274,1740 1276,1756 1279,1771 1282,1787 1285,1802 1287,1818 1290,1833 1293,1849 1296,1864 1298,1880 1301,1895 1304,1911 1307,1926 1310,1942 1312,1957 1315,1973 1318,1989 1321,2004 1324,2020 1327,2035 1330,2051 1333,2067 1336,2082 1339,2098 1342,2113 1345,2129 1348,2144 1351,2160 1354,2175 1357,2191 1360,2206 1363,2222 1366,2237 1369,2253 1372,2268 1375,2284 1378,2299 1381,2315 1384,2330 1387,2346 1390,2361 1393,2377 1396,2392 1400,2408 1402,2424 1406,2439 1409,2455 1412,2470 1415,2486 1418,2501 1421,2517 1424,2533 1427,2548 1430,2564 1433,2579 1436,2595 1439,2610 1442,2626 1445,2641 1448,2657 1451,2672 1454,2688 1457,2703 1460,2719 1463,2734 1466,2750 1469,2765 1472,2781 1474,2796 1478,2812 1480,2827 1483,2843 1486,2858 1489,2874 1492,2890 1494,2905 1497,2921 1500,2936 1503,2952 1506,2967 1509,2983 1511,2998 1514,3014 1517,3030 1520,3045 1522,3061 1525,3076 1528,3092 1530,3107 1533,3123 1536,3138 1538,3154 1541,3169 1544,3185 1546,3200 1549,3216 1551,3231 1554,3247 1557,3262 1559,3278 1561,3293 1564,3309 1566,3325 1569,3340 1571,3356 1574,3371 1576,3387 1579,3402 1581,3418 1583,3433 1586,3449 1588,3464 1590,3480 1593,3496 1595,3511 1597,3527 1600,3542 1602,3558 1604,3573 1606,3589 1608,3604 1611,3620 1613,3635 1615,3651 1617,3666 1619,3682 1621,3697 1623,3713 1625,3728 1627,3744 1629,3759 1631,3775 1633,3791 1635,3806 1637,3822 1639,3837 1641,3853 1643,3868 1644,3884 1646,3899 1648,3915 1650,3930 1651,3946 1653,3961 1655,3977 1656,3993 1658,4008 1659,4024 1661,4039 1662,4055 1664,4070 1665,4086 1666,4101 1668,4117 1669,4132 1670,4148 1672,4163 1673,4179 1674,4194 1675,4210 1676,4226 1677,4241 1678,4257 1679,4272 1680,4288 1680,4303 1681,4319 1682,4334 1683,4350 1684,4365 1684,4381 1685,4396 1685,4412 1685,4427 1686,4443 1686,4458 1686,4474 1687,4490 1687,4505 1687,4521 1687,4536 1687,4552 1687,4567 1687,4583 1687,4598 1686,4614 1686,4629 1686,4645 1686,4660 1685,4676 1685,4692 1684,4707 1684,4723 1683,4738 1682,4754 1681,4769 1680,4785 1680,4800 1679,4816 1678,4831 1677,4847 1675,4862 1674,4878 1673,4893 1672,4909 1671,4924 1669,4940 1668,4955 1666,4971 1665,4987 1663,5002 1661,5018 1660,5033 1658,5049 1656,5064 1654,5080 1653,5095 1651,5111 1649,5126 1647,5142 1645,5158 1643,5173 1641,5189 1638,5204 1636,5220 1634,5235 1632,5251 1629,5266 1627,5282 1625,5297 1622,5313 1620,5328 1617,5344 1615,5359 1612,5375 1610,5390 1607,5406 1605,5421 1602,5437 1600,5452 1597,5468 1594,5484 1592,5499 1589,5515 1587,5530 1584,5546 1581,5561 1578,5577 1576,5593 1573,5608 1570,5624 1568,5639 1565,5655 1563,5670 1560,5686 1557,5701 1554,5717 1552,5732 1549,5748 1546,5763 1544,5779 1541,5794 1539,5810 1536,5825 1534,5841 1531,5856 1528,5872 1526,5887 1523,5903 1521,5918 1518,5934 1516,5950 1514,5965 1511,5981 1509,5996 1506,6012 1504,6027 1502,6043 1499,6059 1497,6074 1495,6090 1493,6105 1491,6121 1488,6136 1486,6152 1484,6167 1482,6183 1480,6198 1478,6214 1476,6229 1474,6245 1472,6260 1470,6276 1469,6291 1467,6307 1465,6322 1463,6338 1461,6353 1460,6369 1458,6385 1456,6400 1455,6416 1453,6431 1451,6447 1450,6462 1448,6478 1446,6494 1445,6509 1443,6525 1442,6540 1440,6556 1439,6571 1438,6587 1436,6602 1435,6618 1433,6633 1432,6649 1431,6664 1429,6680 1428,6695 1426,6711 1425,6726 1424,6742 1423,6757 1421,6773 1420,6788 1419,6804 1417,6819 1416,6835 1414,6851 1413,6866 1412,6882 1411,6897 1409,6913 1408,6928 1406,6944 1405,6960 1404,6975 1402,6991 1401,7006 1400,7022 1398,7037 1397,7053 1395,7068 1394,7084 1392,7099 1391,7115 1389,7130 1388,7146 1386,7161 1384,7177 1383,7192 1381,7208 1379,7223 1377,7239 1376,7254 1374,7270 1372,7285 1370,7301 1369,7317 1366,7332 1365,7348 1363,7363 1361,7379 1359,7394 1357,7410 1354,7425 1352,7441 1350,7457 1348,7472 1346,7488 1343,7503 1341,7519 1339,7534 1336,7550 1334,7565 1331,7581 1329,7596 1326,7612 1323,7627 1321,7643 1318,7658 1315,7674 1312,7689 1310,7705 1307,7720 1304,7736 1301,7752 1298,7767 1295,7783 1292,7798 1289,7814 1286,7829 1283,7845 1280,7860 1276,7876 1273,7892 1270,7908 1266,7923 1263,7939">
          <text:p/>
        </draw:polygon>
        <draw:polygon draw:style-name="gr12" draw:text-style-name="P6" draw:layer="layout" svg:width="2.791cm" svg:height="8.748cm" svg:x="9.818cm" svg:y="1.87cm" svg:viewBox="0 0 2792 8749" draw:points="425,8749 414,8732 403,8715 392,8698 382,8681 371,8663 361,8646 351,8629 342,8612 333,8595 324,8578 315,8561 307,8544 299,8527 291,8510 284,8492 277,8475 270,8458 263,8441 257,8424 251,8407 245,8390 240,8372 234,8355 229,8338 224,8321 220,8304 216,8287 211,8270 207,8253 204,8235 200,8219 197,8201 193,8184 191,8167 187,8150 185,8133 182,8116 180,8099 177,8081 175,8064 173,8047 170,8030 168,8013 166,7996 164,7979 162,7962 160,7944 158,7927 156,7910 154,7893 152,7876 150,7859 148,7842 146,7824 144,7808 142,7790 140,7773 137,7756 135,7739 133,7722 130,7705 128,7688 125,7671 123,7653 120,7636 117,7619 115,7602 111,7585 109,7568 105,7551 103,7533 99,7517 96,7499 93,7482 90,7465 86,7448 83,7431 79,7414 76,7397 73,7380 69,7362 66,7345 62,7328 59,7311 55,7294 52,7277 48,7260 45,7242 42,7225 38,7208 35,7191 32,7174 29,7157 26,7140 23,7123 21,7106 18,7089 16,7071 13,7054 11,7037 9,7020 7,7003 6,6986 4,6969 3,6951 2,6934 1,6917 1,6900 0,6883 0,6866 0,6849 1,6832 1,6814 2,6797 3,6780 5,6763 6,6746 8,6729 11,6712 13,6695 16,6678 19,6660 23,6643 26,6626 30,6609 35,6592 40,6575 44,6558 50,6541 55,6523 61,6506 67,6489 74,6472 81,6455 88,6438 96,6421 103,6403 111,6387 120,6369 128,6352 137,6335 146,6318 156,6301 165,6284 176,6267 186,6250 197,6232 207,6215 218,6198 230,6181 241,6164 253,6147 265,6130 277,6112 289,6096 302,6078 315,6061 327,6044 340,6027 354,6010 367,5993 381,5976 394,5958 408,5941 422,5924 436,5907 450,5890 464,5873 478,5856 492,5839 507,5821 521,5804 536,5787 550,5770 564,5753 579,5736 593,5719 607,5702 622,5685 636,5667 650,5650 664,5633 678,5616 693,5599 706,5582 720,5565 734,5548 748,5530 761,5513 774,5496 788,5479 801,5462 814,5445 827,5428 839,5411 851,5393 864,5376 876,5359 888,5342 899,5325 911,5308 922,5291 933,5274 944,5257 955,5239 965,5222 975,5205 985,5188 995,5171 1004,5154 1014,5137 1023,5119 1032,5102 1040,5085 1048,5068 1057,5051 1065,5034 1072,5017 1080,5000 1087,4983 1094,4966 1101,4948 1108,4931 1114,4914 1120,4897 1126,4880 1132,4863 1138,4846 1143,4828 1148,4811 1154,4794 1159,4777 1163,4760 1168,4743 1172,4726 1176,4709 1180,4691 1184,4675 1188,4657 1192,4640 1195,4623 1198,4606 1202,4589 1205,4572 1208,4555 1211,4537 1214,4520 1217,4503 1219,4486 1222,4469 1225,4452 1227,4435 1229,4418 1232,4400 1234,4383 1236,4366 1238,4349 1240,4332 1242,4315 1244,4298 1246,4280 1248,4264 1250,4246 1252,4229 1254,4212 1256,4195 1258,4178 1260,4161 1262,4144 1264,4127 1265,4109 1268,4092 1269,4075 1271,4058 1273,4041 1275,4024 1277,4007 1279,3989 1281,3973 1282,3955 1284,3938 1286,3921 1288,3904 1290,3887 1292,3870 1294,3853 1296,3836 1298,3818 1300,3801 1302,3784 1304,3767 1305,3750 1307,3733 1309,3716 1311,3698 1313,3681 1315,3664 1317,3647 1319,3630 1321,3613 1323,3596 1325,3579 1326,3562 1328,3545 1330,3527 1332,3510 1334,3493 1335,3476 1337,3459 1339,3442 1341,3425 1342,3407 1344,3390 1346,3373 1347,3356 1349,3339 1350,3322 1352,3305 1353,3288 1355,3270 1356,3254 1358,3236 1359,3219 1361,3202 1362,3185 1363,3168 1365,3151 1366,3134 1367,3116 1368,3099 1369,3082 1370,3065 1371,3048 1372,3031 1373,3014 1374,2997 1375,2979 1376,2962 1377,2945 1378,2928 1379,2911 1379,2894 1380,2877 1381,2859 1382,2843 1383,2825 1383,2808 1384,2791 1384,2774 1385,2757 1385,2740 1386,2723 1386,2706 1387,2688 1387,2671 1388,2654 1388,2637 1389,2620 1389,2603 1389,2586 1390,2568 1390,2552 1390,2534 1391,2517 1391,2499 1391,2482 1391,2465 1392,2448 1392,2431 1392,2414 1392,2396 1392,2379 1392,2362 1393,2345 1393,2328 1393,2311 1393,2294 1393,2276 1393,2259 1393,2242 1393,2225 1393,2208 1393,2191 1393,2174 1393,2157 1393,2140 1393,2123 1393,2105 1393,2088 1393,2071 1393,2054 1393,2037 1393,2020 1393,2003 1393,1985 1393,1968 1393,1951 1393,1934 1392,1917 1392,1900 1392,1883 1392,1866 1392,1848 1392,1832 1391,1814 1391,1797 1391,1780 1391,1763 1390,1746 1390,1729 1390,1712 1389,1694 1389,1677 1389,1660 1388,1643 1388,1626 1387,1609 1387,1592 1386,1575 1386,1557 1385,1541 1385,1523 1384,1506 1384,1489 1383,1472 1383,1455 1382,1437 1381,1421 1380,1403 1379,1386 1379,1369 1378,1352 1377,1335 1376,1318 1375,1301 1374,1284 1373,1266 1372,1249 1371,1232 1370,1215 1369,1198 1368,1181 1367,1164 1366,1146 1365,1130 1363,1112 1362,1095 1361,1078 1359,1061 1358,1044 1357,1027 1355,1010 1354,993 1353,975 1351,958 1349,941 1348,924 1346,907 1345,890 1343,873 1342,855 1340,838 1338,821 1337,804 1335,787 1333,770 1332,753 1330,736 1328,719 1326,702 1325,684 1323,667 1322,650 1320,633 1318,616 1317,599 1315,582 1313,564 1312,547 1310,530 1308,513 1307,496 1305,479 1304,462 1302,445 1301,427 1300,411 1298,393 1297,376 1295,359 1294,342 1293,325 1292,308 1291,291 1290,273 1289,256 1288,239 1287,222 1286,205 1286,188 1285,171 1284,154 1284,136 1283,120 1283,102 1282,85 1282,68 1282,51 1282,34 1281,17 1281,0 1510,0 1510,17 1510,34 1509,51 1509,68 1509,85 1508,102 1508,120 1507,136 1507,154 1506,171 1506,188 1505,205 1504,222 1503,239 1502,256 1501,273 1500,291 1499,308 1498,325 1497,342 1495,359 1494,376 1493,393 1492,411 1490,427 1489,445 1487,462 1486,479 1484,496 1483,513 1481,530 1480,547 1478,564 1476,582 1475,599 1473,616 1471,633 1470,650 1468,667 1466,684 1464,702 1463,719 1461,736 1459,753 1458,770 1456,787 1455,804 1453,821 1451,838 1450,855 1448,873 1446,890 1445,907 1443,924 1441,941 1440,958 1439,975 1437,993 1436,1010 1434,1027 1433,1044 1432,1061 1430,1078 1429,1095 1428,1112 1426,1130 1425,1146 1424,1164 1423,1181 1422,1198 1421,1215 1420,1232 1419,1249 1418,1266 1417,1284 1416,1301 1415,1318 1414,1335 1413,1352 1412,1369 1411,1386 1411,1403 1410,1421 1409,1437 1409,1455 1408,1472 1407,1489 1407,1506 1406,1523 1406,1541 1405,1557 1405,1575 1404,1592 1404,1609 1403,1626 1403,1643 1402,1660 1402,1677 1402,1694 1401,1712 1401,1729 1401,1746 1401,1763 1400,1780 1400,1797 1400,1814 1399,1832 1399,1848 1399,1866 1399,1883 1399,1900 1398,1917 1398,1934 1398,1951 1398,1968 1398,1985 1398,2003 1398,2020 1398,2037 1398,2054 1398,2071 1398,2088 1398,2105 1398,2123 1398,2140 1398,2157 1398,2174 1398,2191 1398,2208 1398,2225 1398,2242 1398,2259 1398,2276 1398,2294 1398,2311 1398,2328 1398,2345 1398,2362 1399,2379 1399,2396 1399,2414 1399,2431 1399,2448 1400,2465 1400,2482 1400,2499 1401,2517 1401,2534 1401,2552 1401,2568 1402,2586 1402,2603 1402,2620 1403,2637 1403,2654 1404,2671 1404,2688 1405,2706 1405,2723 1405,2740 1406,2757 1407,2774 1407,2791 1408,2808 1409,2825 1409,2843 1410,2859 1411,2877 1411,2894 1412,2911 1413,2928 1414,2945 1415,2962 1416,2979 1417,2997 1418,3014 1419,3031 1420,3048 1421,3065 1422,3082 1423,3099 1424,3116 1426,3134 1427,3151 1428,3168 1429,3185 1431,3202 1432,3219 1433,3236 1435,3254 1436,3270 1438,3288 1439,3305 1441,3322 1442,3339 1444,3356 1445,3373 1447,3390 1449,3407 1450,3425 1452,3442 1454,3459 1456,3476 1457,3493 1459,3510 1461,3527 1463,3545 1465,3562 1467,3579 1468,3596 1470,3613 1472,3630 1474,3647 1476,3664 1478,3681 1480,3698 1482,3716 1484,3733 1486,3750 1488,3767 1489,3784 1491,3801 1493,3818 1495,3836 1497,3853 1499,3870 1501,3887 1503,3904 1505,3921 1507,3938 1508,3955 1511,3973 1512,3989 1514,4007 1516,4024 1518,4041 1520,4058 1522,4075 1524,4092 1525,4109 1527,4127 1529,4144 1531,4161 1533,4178 1535,4195 1537,4212 1539,4229 1541,4246 1543,4264 1544,4280 1547,4298 1549,4315 1551,4332 1553,4349 1555,4366 1557,4383 1560,4400 1562,4418 1564,4435 1567,4452 1569,4469 1572,4486 1574,4503 1577,4520 1580,4537 1583,4555 1586,4572 1589,4589 1592,4606 1596,4623 1600,4640 1603,4657 1607,4675 1611,4691 1615,4709 1619,4726 1623,4743 1628,4760 1633,4777 1638,4794 1643,4811 1648,4828 1653,4846 1659,4863 1665,4880 1671,4897 1677,4914 1683,4931 1690,4948 1697,4966 1704,4983 1711,5000 1719,5017 1726,5034 1734,5051 1742,5068 1751,5085 1759,5102 1768,5119 1777,5137 1787,5154 1796,5171 1806,5188 1816,5205 1826,5222 1837,5239 1847,5257 1858,5274 1869,5291 1880,5308 1892,5325 1904,5342 1915,5359 1927,5376 1940,5393 1952,5411 1965,5428 1977,5445 1990,5462 2003,5479 2016,5496 2030,5513 2043,5530 2057,5548 2071,5565 2085,5582 2098,5599 2112,5616 2127,5633 2141,5650 2155,5667 2169,5685 2184,5702 2198,5719 2212,5736 2227,5753 2241,5770 2255,5787 2270,5804 2284,5821 2298,5839 2313,5856 2327,5873 2341,5890 2355,5907 2369,5924 2383,5941 2397,5958 2410,5976 2424,5993 2437,6010 2450,6027 2463,6044 2477,6061 2489,6078 2502,6096 2514,6112 2526,6130 2538,6147 2550,6164 2562,6181 2573,6198 2584,6215 2595,6232 2605,6250 2616,6267 2625,6284 2635,6301 2645,6318 2654,6335 2663,6352 2672,6369 2680,6387 2688,6403 2696,6421 2703,6438 2710,6455 2717,6472 2723,6489 2730,6506 2736,6523 2742,6541 2748,6558 2753,6575 2757,6592 2762,6609 2766,6626 2770,6643 2773,6660 2776,6678 2779,6695 2782,6712 2784,6729 2786,6746 2787,6763 2789,6780 2790,6797 2791,6814 2791,6832 2792,6849 2792,6866 2792,6883 2791,6900 2791,6917 2790,6934 2789,6951 2788,6969 2786,6986 2784,7003 2783,7020 2781,7037 2779,7054 2776,7071 2774,7089 2771,7106 2769,7123 2766,7140 2763,7157 2760,7174 2757,7191 2754,7208 2750,7225 2747,7242 2744,7260 2740,7277 2736,7294 2732,7311 2729,7328 2725,7345 2722,7362 2719,7380 2715,7397 2711,7414 2708,7431 2705,7448 2701,7465 2698,7482 2695,7499 2692,7517 2689,7533 2685,7551 2683,7568 2679,7585 2677,7602 2674,7619 2671,7636 2668,7653 2666,7671 2663,7688 2661,7705 2658,7722 2656,7739 2654,7756 2651,7773 2649,7790 2647,7808 2645,7824 2643,7842 2641,7859 2639,7876 2637,7893 2635,7910 2633,7927 2631,7944 2629,7962 2627,7979 2625,7996 2623,8013 2621,8030 2619,8047 2617,8064 2614,8081 2612,8099 2609,8116 2606,8133 2604,8150 2601,8167 2598,8184 2594,8201 2591,8219 2587,8235 2584,8253 2580,8270 2576,8287 2571,8304 2566,8321 2562,8338 2557,8355 2551,8372 2546,8390 2540,8407 2534,8424 2528,8441 2521,8458 2514,8475 2507,8492 2499,8510 2492,8527 2484,8544 2475,8561 2467,8578 2458,8595 2449,8612 2439,8629 2430,8646 2420,8663 2409,8681 2399,8698 2388,8715 2377,8732 2365,8749">
          <text:p/>
        </draw:polygon>
        <draw:polygon draw:style-name="gr12" draw:text-style-name="P6" draw:layer="layout" svg:width="2.008cm" svg:height="7.367cm" svg:x="15.791cm" svg:y="5.021cm" svg:viewBox="0 0 2009 7368" draw:points="643,7368 639,7353 635,7339 630,7324 626,7310 621,7295 617,7281 612,7267 608,7252 603,7238 599,7223 594,7209 590,7194 585,7180 581,7166 576,7151 572,7137 567,7122 563,7108 558,7093 554,7079 550,7065 545,7050 541,7036 536,7022 532,7007 527,6993 523,6978 519,6964 515,6950 510,6935 506,6921 502,6906 497,6892 493,6877 489,6863 485,6849 480,6834 476,6820 472,6805 468,6791 464,6776 460,6762 456,6748 452,6733 448,6719 444,6704 440,6690 436,6675 432,6661 428,6647 424,6632 420,6618 416,6603 413,6589 409,6575 405,6560 401,6546 397,6532 394,6517 390,6503 387,6488 383,6474 379,6459 376,6445 372,6431 369,6416 365,6402 361,6387 358,6373 354,6358 351,6344 347,6330 344,6315 341,6301 337,6286 334,6272 330,6257 327,6243 324,6229 321,6214 317,6200 314,6185 311,6171 308,6156 304,6142 301,6128 298,6113 295,6099 292,6085 288,6070 285,6056 282,6041 279,6027 276,6013 273,5998 269,5984 266,5969 263,5955 260,5940 257,5926 254,5912 250,5897 247,5883 244,5868 241,5854 238,5839 235,5825 232,5811 228,5796 225,5782 222,5767 219,5753 216,5738 213,5724 210,5710 207,5695 203,5681 200,5666 197,5652 194,5638 191,5623 188,5609 184,5595 181,5580 178,5566 175,5551 172,5537 169,5522 165,5508 162,5494 159,5479 156,5465 153,5450 149,5436 146,5421 143,5407 140,5393 137,5378 134,5364 130,5349 127,5335 124,5320 121,5306 118,5292 115,5277 111,5263 109,5248 105,5234 102,5220 99,5205 96,5191 93,5176 90,5162 87,5148 84,5133 81,5119 78,5105 75,5090 73,5076 70,5061 67,5047 64,5032 61,5018 59,5004 56,4989 54,4975 51,4960 48,4946 46,4931 43,4917 41,4902 39,4888 36,4874 34,4859 32,4845 30,4830 28,4816 26,4801 24,4787 22,4773 20,4758 18,4744 16,4730 15,4715 13,4701 12,4686 10,4672 9,4658 8,4643 7,4629 6,4614 4,4600 4,4586 3,4571 2,4557 1,4542 1,4528 0,4513 0,4499 0,4485 0,4470 0,4456 0,4441 0,4427 0,4412 0,4398 1,4384 1,4369 2,4355 2,4340 3,4326 4,4311 5,4297 6,4283 7,4268 8,4254 10,4240 11,4225 13,4211 15,4196 16,4181 18,4167 20,4152 22,4138 25,4123 27,4109 30,4094 32,4080 34,4066 37,4051 40,4037 43,4022 46,4008 49,3993 52,3979 56,3965 59,3950 62,3936 66,3921 69,3907 73,3892 77,3878 81,3864 85,3849 89,3835 93,3820 97,3806 101,3792 106,3777 110,3763 115,3748 119,3734 124,3720 128,3705 133,3691 138,3676 143,3662 148,3648 153,3633 158,3619 163,3604 168,3590 173,3575 178,3561 183,3547 188,3532 194,3518 199,3503 204,3489 209,3474 215,3460 220,3446 226,3431 231,3417 236,3402 242,3388 247,3373 253,3359 258,3345 263,3330 269,3316 274,3302 280,3287 285,3273 291,3258 296,3244 302,3230 307,3215 312,3201 317,3186 323,3172 328,3157 333,3143 339,3129 344,3114 349,3100 354,3085 359,3071 364,3056 369,3042 374,3028 379,3013 384,2999 389,2984 393,2970 398,2955 403,2941 407,2927 412,2912 416,2898 420,2883 425,2869 429,2855 433,2840 438,2826 442,2812 446,2797 450,2783 454,2768 457,2754 461,2739 465,2725 468,2711 472,2696 475,2682 479,2667 482,2653 485,2638 488,2624 491,2610 494,2595 497,2581 500,2566 503,2552 506,2537 508,2523 511,2509 513,2494 516,2480 518,2465 520,2451 522,2437 524,2422 526,2408 528,2393 530,2379 532,2365 534,2350 535,2336 537,2322 538,2307 540,2293 541,2278 542,2264 544,2249 545,2235 546,2221 547,2206 548,2192 549,2177 550,2163 550,2148 551,2134 552,2119 552,2105 553,2091 553,2076 554,2062 554,2047 554,2033 555,2018 555,2004 556,1990 556,1975 556,1961 556,1947 556,1932 556,1918 556,1903 556,1889 556,1875 556,1860 556,1846 555,1831 555,1817 555,1803 554,1788 554,1774 554,1759 554,1745 553,1730 553,1716 553,1702 552,1687 552,1673 552,1658 551,1644 551,1629 551,1615 551,1601 550,1586 550,1572 550,1557 549,1543 549,1528 548,1514 548,1500 548,1485 548,1471 547,1456 547,1442 547,1428 547,1413 547,1399 547,1385 547,1370 547,1356 547,1341 547,1327 547,1312 547,1298 547,1284 547,1269 547,1255 547,1240 548,1226 548,1211 548,1197 549,1183 549,1168 550,1154 550,1139 551,1125 551,1110 552,1096 553,1082 554,1067 554,1053 555,1038 556,1024 557,1010 558,995 559,981 560,966 562,952 563,938 564,923 565,909 567,894 568,880 570,866 571,851 573,837 574,822 576,808 578,793 580,779 581,765 583,750 585,736 587,721 589,707 591,692 593,678 596,664 598,649 600,635 602,620 605,606 607,591 609,577 612,563 614,548 617,534 620,520 623,505 625,490 628,475 631,461 633,447 636,432 639,418 642,403 645,389 648,374 651,360 654,346 657,331 660,317 663,302 666,288 669,273 672,259 675,245 679,230 682,216 685,201 688,187 691,172 695,158 698,144 701,129 705,115 708,100 711,86 715,72 718,57 721,43 724,29 728,14 731,0 1278,0 1281,14 1284,29 1287,43 1291,57 1294,72 1298,86 1301,100 1304,115 1308,129 1311,144 1314,158 1317,172 1321,187 1324,201 1327,216 1330,230 1333,245 1337,259 1340,273 1343,288 1346,302 1349,317 1352,331 1355,346 1358,360 1361,374 1364,389 1367,403 1370,418 1373,432 1376,447 1378,461 1381,475 1384,490 1387,505 1389,520 1392,534 1394,548 1397,563 1399,577 1402,591 1404,606 1406,620 1409,635 1411,649 1413,664 1416,678 1418,692 1420,707 1422,721 1424,736 1425,750 1428,765 1429,779 1431,793 1433,808 1435,822 1436,837 1438,851 1439,866 1441,880 1442,894 1443,909 1445,923 1446,938 1447,952 1448,966 1450,981 1451,995 1452,1010 1453,1024 1454,1038 1454,1053 1455,1067 1456,1082 1457,1096 1458,1110 1458,1125 1459,1139 1459,1154 1460,1168 1460,1183 1460,1197 1461,1211 1461,1226 1461,1240 1462,1255 1462,1269 1462,1284 1462,1298 1462,1312 1462,1327 1462,1341 1462,1356 1462,1370 1462,1385 1462,1399 1462,1413 1462,1428 1461,1442 1461,1456 1461,1471 1461,1485 1461,1500 1460,1514 1460,1528 1460,1543 1459,1557 1459,1572 1459,1586 1459,1601 1458,1615 1458,1629 1458,1644 1457,1658 1457,1673 1456,1687 1456,1702 1456,1716 1455,1730 1455,1745 1455,1759 1455,1774 1454,1788 1454,1803 1454,1817 1454,1831 1454,1846 1453,1860 1453,1875 1453,1889 1453,1903 1453,1918 1453,1932 1453,1947 1453,1961 1453,1975 1454,1990 1454,2004 1454,2018 1454,2033 1455,2047 1455,2062 1455,2076 1456,2091 1456,2105 1457,2119 1458,2134 1459,2148 1459,2163 1460,2177 1461,2192 1462,2206 1463,2221 1464,2235 1465,2249 1466,2264 1468,2278 1469,2293 1471,2307 1472,2322 1473,2336 1475,2350 1477,2365 1479,2379 1480,2393 1483,2408 1484,2422 1486,2437 1489,2451 1491,2465 1493,2480 1496,2494 1498,2509 1501,2523 1503,2537 1506,2552 1509,2566 1511,2581 1514,2595 1517,2610 1521,2624 1524,2638 1527,2653 1530,2667 1534,2682 1537,2696 1540,2711 1544,2725 1548,2739 1552,2754 1555,2768 1559,2783 1563,2797 1567,2812 1571,2826 1575,2840 1580,2855 1584,2869 1588,2883 1593,2898 1597,2912 1602,2927 1606,2941 1611,2955 1616,2970 1620,2984 1625,2999 1630,3013 1635,3028 1640,3042 1645,3056 1650,3071 1655,3085 1660,3100 1665,3114 1670,3129 1676,3143 1681,3157 1686,3172 1691,3186 1697,3201 1702,3215 1707,3230 1713,3244 1718,3258 1724,3273 1729,3287 1734,3302 1740,3316 1745,3330 1751,3345 1756,3359 1762,3373 1767,3388 1773,3402 1778,3417 1783,3431 1789,3446 1794,3460 1799,3474 1805,3489 1810,3503 1815,3518 1821,3532 1826,3547 1831,3561 1836,3575 1841,3590 1846,3604 1851,3619 1856,3633 1861,3648 1866,3662 1871,3676 1876,3691 1880,3705 1885,3720 1890,3734 1894,3748 1898,3763 1903,3777 1907,3792 1912,3806 1916,3820 1920,3835 1924,3849 1928,3864 1932,3878 1936,3892 1939,3907 1943,3921 1946,3936 1950,3950 1953,3965 1957,3979 1960,3993 1963,4008 1966,4022 1969,4037 1972,4051 1974,4066 1977,4080 1979,4094 1982,4109 1984,4123 1986,4138 1988,4152 1991,4167 1992,4181 1994,4196 1996,4211 1998,4225 1999,4240 2000,4254 2002,4268 2003,4283 2004,4297 2005,4311 2006,4326 2007,4340 2007,4355 2008,4369 2009,4384 2009,4398 2009,4412 2009,4427 2009,4441 2009,4456 2009,4470 2009,4485 2009,4499 2009,4513 2008,4528 2007,4542 2007,4557 2006,4571 2005,4586 2004,4600 2003,4614 2002,4629 2001,4643 2000,4658 1998,4672 1997,4686 1995,4701 1994,4715 1992,4730 1991,4744 1989,4758 1987,4773 1985,4787 1983,4801 1981,4816 1979,4830 1977,4845 1975,4859 1973,4874 1970,4888 1968,4902 1966,4917 1963,4931 1961,4946 1958,4960 1956,4975 1953,4989 1950,5004 1948,5018 1945,5032 1942,5047 1939,5061 1936,5076 1933,5090 1931,5105 1928,5119 1925,5133 1922,5148 1919,5162 1916,5176 1913,5191 1910,5205 1907,5220 1903,5234 1901,5248 1897,5263 1894,5277 1891,5292 1888,5306 1885,5320 1882,5335 1878,5349 1875,5364 1872,5378 1869,5393 1866,5407 1863,5421 1859,5436 1856,5450 1853,5465 1850,5479 1847,5494 1843,5508 1840,5522 1837,5537 1834,5551 1831,5566 1828,5580 1824,5595 1821,5609 1818,5623 1815,5638 1812,5652 1809,5666 1805,5681 1802,5695 1799,5710 1796,5724 1793,5738 1790,5753 1787,5767 1783,5782 1780,5796 1777,5811 1774,5825 1771,5839 1768,5854 1765,5868 1762,5883 1758,5897 1755,5912 1752,5926 1749,5940 1746,5955 1743,5969 1740,5984 1737,5998 1733,6013 1730,6027 1727,6041 1724,6056 1721,6070 1718,6085 1714,6099 1711,6113 1708,6128 1704,6142 1701,6156 1698,6171 1695,6185 1691,6200 1688,6214 1685,6229 1682,6243 1678,6257 1675,6272 1672,6286 1668,6301 1665,6315 1661,6330 1658,6344 1654,6358 1651,6373 1647,6387 1644,6402 1640,6416 1637,6431 1633,6445 1630,6459 1626,6474 1623,6488 1619,6503 1615,6517 1611,6532 1608,6546 1604,6560 1600,6575 1597,6589 1593,6603 1589,6618 1585,6632 1581,6647 1577,6661 1573,6675 1569,6690 1565,6704 1561,6719 1557,6733 1553,6748 1549,6762 1545,6776 1541,6791 1537,6805 1533,6820 1528,6834 1524,6849 1520,6863 1516,6877 1511,6892 1507,6906 1503,6921 1499,6935 1495,6950 1490,6964 1486,6978 1482,6993 1477,7007 1473,7022 1468,7036 1464,7050 1459,7065 1455,7079 1450,7093 1446,7108 1442,7122 1437,7137 1433,7151 1428,7166 1424,7180 1419,7194 1415,7209 1410,7223 1406,7238 1401,7252 1397,7267 1392,7281 1388,7295 1383,7310 1379,7324 1374,7339 1370,7353 1365,7368">
          <text:p/>
        </draw:polygon>
        <draw:path draw:style-name="gr13" draw:text-style-name="P7" draw:layer="layout" svg:width="0.401cm" svg:height="0.401cm" svg:x="5.432cm" svg:y="8.334cm" svg:viewBox="0 0 402 402" svg:d="M0 201c0-110 90-201 200-201s202 91 202 201c0 111-92 201-202 201s-200-90-200-201z">
          <text:p/>
        </draw:path>
        <draw:path draw:style-name="gr14" draw:text-style-name="P1" draw:layer="layout" svg:width="0.401cm" svg:height="0.401cm" svg:x="5.432cm" svg:y="8.334cm" svg:viewBox="0 0 402 402" svg:d="M0 201c0-110 90-201 200-201s202 91 202 201c0 111-92 201-202 201s-200-90-200-201z">
          <text:p/>
        </draw:path>
        <draw:path draw:style-name="gr13" draw:text-style-name="P7" draw:layer="layout" svg:width="0.401cm" svg:height="0.402cm" svg:x="11.013cm" svg:y="8.596cm" svg:viewBox="0 0 402 403" svg:d="M0 202c0-110 91-202 202-202 110 0 200 92 200 202s-90 201-200 201c-111 0-202-91-202-201z">
          <text:p/>
        </draw:path>
        <draw:path draw:style-name="gr14" draw:text-style-name="P1" draw:layer="layout" svg:width="0.401cm" svg:height="0.402cm" svg:x="11.013cm" svg:y="8.596cm" svg:viewBox="0 0 402 403" svg:d="M0 202c0-110 91-202 202-202 110 0 200 92 200 202s-90 201-200 201c-111 0-202-91-202-201z">
          <text:p/>
        </draw:path>
        <draw:path draw:style-name="gr13" draw:text-style-name="P7" draw:layer="layout" svg:width="0.402cm" svg:height="0.402cm" svg:x="16.594cm" svg:y="8.879cm" svg:viewBox="0 0 403 403" svg:d="M0 202c0-111 91-202 202-202 110 0 201 91 201 202 0 110-91 201-201 201-111 0-202-91-202-201z">
          <text:p/>
        </draw:path>
        <draw:path draw:style-name="gr14" draw:text-style-name="P1" draw:layer="layout" svg:width="0.402cm" svg:height="0.402cm" svg:x="16.594cm" svg:y="8.879cm" svg:viewBox="0 0 403 403" svg:d="M0 202c0-111 91-202 202-202 110 0 201 91 201 202 0 110-91 201-201 201-111 0-202-91-202-201z">
          <text:p/>
        </draw:path>
        <draw:frame draw:style-name="gr15" draw:text-style-name="P9" draw:layer="layout" svg:width="1.922cm" svg:height="0.988cm" svg:x="6.667cm" svg:y="8.219cm">
          <draw:text-box>
            <text:p text:style-name="P8"><text:span text:style-name="T1">0.08</text:span></text:p>
          </draw:text-box>
        </draw:frame>
        <draw:frame draw:style-name="gr15" draw:text-style-name="P9" draw:layer="layout" svg:width="1.922cm" svg:height="0.988cm" svg:x="12.065cm" svg:y="8.355cm">
          <draw:text-box>
            <text:p text:style-name="P8"><text:span text:style-name="T1">0.06</text:span></text:p>
          </draw:text-box>
        </draw:frame>
        <draw:frame draw:style-name="gr15" draw:text-style-name="P9" draw:layer="layout" svg:width="1.922cm" svg:height="0.988cm" svg:x="18.08cm" svg:y="8.754cm">
          <draw:text-box>
            <text:p text:style-name="P8"><text:span text:style-name="T1">0.04</text:span></text:p>
          </draw:text-box>
        </draw:frame>
        <draw:frame draw:style-name="gr15" draw:text-style-name="P9" draw:layer="layout" svg:width="1.949cm" svg:height="0.988cm" svg:x="0.176cm" svg:y="11.835cm">
          <draw:text-box>
            <text:p text:style-name="P8"><text:span text:style-name="T2">−</text:span><text:span text:style-name="T2">0.2</text:span></text:p>
          </draw:text-box>
        </draw:frame>
        <draw:frame draw:style-name="gr15" draw:text-style-name="P9" draw:layer="layout" svg:width="1.373cm" svg:height="0.988cm" svg:x="0.752cm" svg:y="9.175cm">
          <draw:text-box>
            <text:p text:style-name="P8"><text:span text:style-name="T2">0.0</text:span></text:p>
          </draw:text-box>
        </draw:frame>
        <draw:frame draw:style-name="gr15" draw:text-style-name="P9" draw:layer="layout" svg:width="1.373cm" svg:height="0.988cm" svg:x="0.752cm" svg:y="6.517cm">
          <draw:text-box>
            <text:p text:style-name="P8"><text:span text:style-name="T2">0.2</text:span></text:p>
          </draw:text-box>
        </draw:frame>
        <draw:frame draw:style-name="gr15" draw:text-style-name="P9" draw:layer="layout" svg:width="1.373cm" svg:height="0.988cm" svg:x="0.752cm" svg:y="3.857cm">
          <draw:text-box>
            <text:p text:style-name="P8"><text:span text:style-name="T2">0.4</text:span></text:p>
          </draw:text-box>
        </draw:frame>
        <draw:line draw:style-name="gr16" draw:text-style-name="P1" draw:layer="layout" svg:x1="2.196cm" svg:y1="12.24cm" svg:x2="2.283cm" svg:y2="12.24cm">
          <text:p/>
        </draw:line>
        <draw:line draw:style-name="gr16" draw:text-style-name="P1" draw:layer="layout" svg:x1="2.196cm" svg:y1="9.581cm" svg:x2="2.283cm" svg:y2="9.581cm">
          <text:p/>
        </draw:line>
        <draw:line draw:style-name="gr16" draw:text-style-name="P1" draw:layer="layout" svg:x1="2.196cm" svg:y1="6.922cm" svg:x2="2.283cm" svg:y2="6.922cm">
          <text:p/>
        </draw:line>
        <draw:line draw:style-name="gr16" draw:text-style-name="P1" draw:layer="layout" svg:x1="2.196cm" svg:y1="4.263cm" svg:x2="2.283cm" svg:y2="4.263cm">
          <text:p/>
        </draw:line>
        <draw:line draw:style-name="gr16" draw:text-style-name="P1" draw:layer="layout" svg:x1="2.196cm" svg:y1="1.604cm" svg:x2="2.283cm" svg:y2="1.604cm">
          <text:p/>
        </draw:line>
        <draw:line draw:style-name="gr16" draw:text-style-name="P1" draw:layer="layout" svg:x1="5.632cm" svg:y1="13cm" svg:x2="5.632cm" svg:y2="12.912cm">
          <text:p/>
        </draw:line>
        <draw:line draw:style-name="gr16" draw:text-style-name="P1" draw:layer="layout" svg:x1="11.214cm" svg:y1="13cm" svg:x2="11.214cm" svg:y2="12.912cm">
          <text:p/>
        </draw:line>
        <draw:line draw:style-name="gr16" draw:text-style-name="P1" draw:layer="layout" svg:x1="16.795cm" svg:y1="13cm" svg:x2="16.795cm" svg:y2="12.912cm">
          <text:p/>
        </draw:line>
        <draw:frame draw:style-name="gr15" draw:text-style-name="P9" draw:layer="layout" svg:width="1.373cm" svg:height="0.988cm" svg:x="0.752cm" svg:y="1.198cm">
          <draw:text-box>
            <text:p text:style-name="P8"><text:span text:style-name="T2">0.6</text:span></text:p>
          </draw:text-box>
        </draw:frame>
        <draw:frame draw:style-name="gr15" draw:text-style-name="P9" draw:layer="layout" svg:width="3.785cm" svg:height="0.988cm" svg:x="3.738cm" svg:y="13.02cm">
          <draw:text-box>
            <text:p text:style-name="P8"><text:span text:style-name="T2">emotion </text:span></text:p>
          </draw:text-box>
        </draw:frame>
        <draw:frame draw:style-name="gr15" draw:text-style-name="P11" draw:layer="layout" svg:width="2.562cm" svg:height="0.987cm" svg:x="4.235cm" svg:y="14.086cm">
          <draw:text-box>
            <text:p text:style-name="P10"><text:span text:style-name="T3">t = 2.42 *</text:span></text:p>
          </draw:text-box>
        </draw:frame>
        <draw:frame draw:style-name="gr15" draw:text-style-name="P9" draw:layer="layout" svg:width="3.511cm" svg:height="0.988cm" svg:x="9.457cm" svg:y="13.02cm">
          <draw:text-box>
            <text:p text:style-name="P8"><text:span text:style-name="T2">arousal </text:span></text:p>
          </draw:text-box>
        </draw:frame>
        <draw:frame draw:style-name="gr15" draw:text-style-name="P11" draw:layer="layout" svg:width="2.208cm" svg:height="0.987cm" svg:x="10.091cm" svg:y="14.086cm">
          <draw:text-box>
            <text:p text:style-name="P10"><text:span text:style-name="T3">t = 2.2 *</text:span></text:p>
          </draw:text-box>
        </draw:frame>
        <draw:frame draw:style-name="gr15" draw:text-style-name="P9" draw:layer="layout" svg:width="2.963cm" svg:height="0.988cm" svg:x="15.333cm" svg:y="13.02cm">
          <draw:text-box>
            <text:p text:style-name="P8"><text:span text:style-name="T2">aroval </text:span></text:p>
          </draw:text-box>
        </draw:frame>
        <draw:frame draw:style-name="gr15" draw:text-style-name="P11" draw:layer="layout" svg:width="3.197cm" svg:height="0.987cm" svg:x="15.098cm" svg:y="14.086cm">
          <draw:text-box>
            <text:p text:style-name="P10"><text:span text:style-name="T3">t = 1.26 NS</text:span></text:p>
          </draw:text-box>
        </draw:frame>
        <draw:frame draw:style-name="gr17" draw:text-style-name="P12" draw:layer="layout" svg:width="16.175cm" svg:height="1.059cm" svg:x="0.784cm" svg:y="0.121cm">
          <draw:text-box>
            <text:p text:style-name="P8"><text:span text:style-name="T4">Yeo7 ROI 4 – Ventral Attentional</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ymbol" svg:font-family="Symbol"/>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10T14:45:29.866675118</dc:date>
    <meta:editing-duration>PT2M16S</meta:editing-duration>
    <meta:editing-cycles>1</meta:editing-cycles>
    <meta:document-statistic meta:object-count="212"/>
    <meta:generator>LibreOffice/24.8.2.1$MacOSX_AARCH64 LibreOffice_project/0f794b6e29741098670a3b95d60478a65d05ef13</meta:generator>
  </office:meta>
</office:document-meta>
</file>